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TablePreview3.svm"/>
  <manifest:file-entry manifest:media-type="image/png" manifest:full-path="Pictures/100000000000032000000258217E47D0.png"/>
  <manifest:file-entry manifest:media-type="" manifest:full-path="Pictures/TablePreview2.svm"/>
  <manifest:file-entry manifest:media-type="image/png" manifest:full-path="Pictures/10000000000003200000025819812F21.png"/>
  <manifest:file-entry manifest:media-type="" manifest:full-path="Pictures/TablePreview1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Replacements/Object 90"/>
  <manifest:file-entry manifest:media-type="" manifest:full-path="ObjectReplacements/Object 91"/>
  <manifest:file-entry manifest:media-type="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" manifest:full-path="ObjectReplacements/Object 95"/>
  <manifest:file-entry manifest:media-type="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" manifest:full-path="ObjectReplacements/Object 68"/>
  <manifest:file-entry manifest:media-type="" manifest:full-path="ObjectReplacements/Object 10"/>
  <manifest:file-entry manifest:media-type="" manifest:full-path="ObjectReplacements/Object 69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70"/>
  <manifest:file-entry manifest:media-type="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77"/>
  <manifest:file-entry manifest:media-type="" manifest:full-path="ObjectReplacements/Object 78"/>
  <manifest:file-entry manifest:media-type="" manifest:full-path="ObjectReplacements/Object 20"/>
  <manifest:file-entry manifest:media-type="" manifest:full-path="ObjectReplacements/Object 79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80"/>
  <manifest:file-entry manifest:media-type="" manifest:full-path="ObjectReplacements/Object 81"/>
  <manifest:file-entry manifest:media-type="" manifest:full-path="ObjectReplacements/Object 82"/>
  <manifest:file-entry manifest:media-type="" manifest:full-path="ObjectReplacements/Object 83"/>
  <manifest:file-entry manifest:media-type="" manifest:full-path="ObjectReplacements/Object 84"/>
  <manifest:file-entry manifest:media-type="" manifest:full-path="ObjectReplacements/Object 85"/>
  <manifest:file-entry manifest:media-type="" manifest:full-path="ObjectReplacements/Object 86"/>
  <manifest:file-entry manifest:media-type="" manifest:full-path="ObjectReplacements/Object 87"/>
  <manifest:file-entry manifest:media-type="" manifest:full-path="ObjectReplacements/Object 88"/>
  <manifest:file-entry manifest:media-type="" manifest:full-path="ObjectReplacements/Object 30"/>
  <manifest:file-entry manifest:media-type="" manifest:full-path="ObjectReplacements/Object 89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right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3cm"/>
    </style:style>
    <style:style style:name="gr8" style:family="graphic" style:parent-style-name="standard">
      <style:graphic-properties draw:marker-end="Arrow" draw:marker-end-width="0.3cm" draw:textarea-vertical-align="botto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7cm"/>
    </style:style>
    <style:style style:name="gr11" style:family="graphic" style:parent-style-name="standard">
      <style:graphic-properties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3" style:family="graphic" style:parent-style-name="standard">
      <style:graphic-properties draw:marker-end="Arrow" draw:marker-end-width="0.3cm" draw:textarea-horizontal-align="left" draw:textarea-vertical-align="middle"/>
    </style:style>
    <style:style style:name="gr14" style:family="graphic" style:parent-style-name="standard">
      <style:graphic-properties draw:marker-end="Arrow" draw:marker-end-width="0.3cm" draw:textarea-horizontal-align="left" draw:textarea-vertical-align="botto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0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0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408cm"/>
    </style:style>
    <style:style style:name="pr1" style:family="presentation" style:parent-style-name="lyt-bluetitledown-subtitle">
      <style:graphic-properties draw:fill-color="#ffffff" fo:min-height="13.61cm"/>
    </style:style>
    <style:style style:name="pr2" style:family="presentation" style:parent-style-name="lyt-bluetitledown-title">
      <style:graphic-properties draw:fill-color="#ffffff" fo:min-height="3.256cm"/>
    </style:style>
    <style:style style:name="pr3" style:family="presentation" style:parent-style-name="lyt-bluetitledown-notes">
      <style:graphic-properties draw:fill-color="#ffffff" draw:auto-grow-height="true" fo:min-height="13.365cm"/>
    </style:style>
    <style:style style:name="pr4" style:family="presentation" style:parent-style-name="lyt-bluetitledown-title">
      <style:graphic-properties draw:auto-grow-height="true" fo:min-height="3.507cm"/>
    </style:style>
    <style:style style:name="pr5" style:family="presentation" style:parent-style-name="lyt-bluetitledown-outline1">
      <style:graphic-properties draw:auto-grow-height="true" fo:min-height="13.861cm"/>
    </style:style>
    <style:style style:name="pr6" style:family="presentation" style:parent-style-name="lyt-bluetitledown-notes">
      <style:graphic-properties draw:fill-color="#ffffff" fo:min-height="13.114cm"/>
    </style:style>
    <style:style style:name="pr7" style:family="presentation" style:parent-style-name="lyt-bluetitledown-outline1">
      <style:graphic-properties fo:min-height="13.61cm"/>
    </style:style>
    <style:style style:name="pr8" style:family="presentation" style:parent-style-name="lyt-bluetitledown-outline1">
      <style:graphic-properties draw:auto-grow-height="true" fo:min-height="6.611cm"/>
    </style:style>
    <style:style style:name="pr9" style:family="presentation" style:parent-style-name="lyt-bluetitledown-title">
      <style:graphic-properties fo:min-height="3.256cm"/>
    </style:style>
    <style:style style:name="co1" style:family="table-column">
      <style:table-column-properties style:column-width="1.899cm" style:use-optimal-column-width="false"/>
    </style:style>
    <style:style style:name="co2" style:family="table-column">
      <style:table-column-properties style:column-width="1.471cm" style:use-optimal-column-width="false"/>
    </style:style>
    <style:style style:name="co3" style:family="table-column">
      <style:table-column-properties style:column-width="1.329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45cm" style:use-optimal-column-width="false"/>
    </style:style>
    <style:style style:name="co6" style:family="table-column">
      <style:table-column-properties style:column-width="1.371cm" style:use-optimal-column-width="false"/>
    </style:style>
    <style:style style:name="co7" style:family="table-column">
      <style:table-column-properties style:column-width="0.977cm" style:use-optimal-column-width="false"/>
    </style:style>
    <style:style style:name="co8" style:family="table-column">
      <style:table-column-properties style:column-width="2.005cm" style:use-optimal-column-width="false"/>
    </style:style>
    <style:style style:name="co9" style:family="table-column">
      <style:table-column-properties style:column-width="1.755cm" style:use-optimal-column-width="false"/>
    </style:style>
    <style:style style:name="co10" style:family="table-column">
      <style:table-column-properties style:column-width="1.292cm" style:use-optimal-column-width="false"/>
    </style:style>
    <style:style style:name="co11" style:family="table-column">
      <style:table-column-properties style:column-width="1.28cm" style:use-optimal-column-width="false"/>
    </style:style>
    <style:style style:name="co12" style:family="table-column">
      <style:table-column-properties style:column-width="1.621cm" style:use-optimal-column-width="false"/>
    </style:style>
    <style:style style:name="co13" style:family="table-column">
      <style:table-column-properties style:column-width="1.579cm" style:use-optimal-column-width="false"/>
    </style:style>
    <style:style style:name="co14" style:family="table-column">
      <style:table-column-properties style:column-width="1.261cm" style:use-optimal-column-width="false"/>
    </style:style>
    <style:style style:name="co15" style:family="table-column">
      <style:table-column-properties style:column-width="1.707cm" style:use-optimal-column-width="false"/>
    </style:style>
    <style:style style:name="co16" style:family="table-column">
      <style:table-column-properties style:column-width="1.769cm" style:use-optimal-column-width="false"/>
    </style:style>
    <style:style style:name="co17" style:family="table-column">
      <style:table-column-properties style:column-width="8.04cm" style:use-optimal-column-width="false"/>
    </style:style>
    <style:style style:name="co18" style:family="table-column">
      <style:table-column-properties style:column-width="8.0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854cm"/>
    </style:style>
    <style:style style:name="ro3" style:family="table-row">
      <style:table-row-properties style:row-height="1.492cm"/>
    </style:style>
    <style:style style:name="ro4" style:family="table-row">
      <style:table-row-properties style:row-height="1.748cm"/>
    </style:style>
    <style:style style:name="ce1" style:family="table-cell">
      <style:graphic-properties style:repeat="repeat" draw:textarea-vertical-align="middle"/>
      <style:paragraph-properties fo:text-align="center" fo:border-left="0.05cm solid #ffffff" fo:border-right="0.05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 fo:border-left="none" fo:border-right="0.05cm solid #ffffff" fo:border-top="0.05cm solid #ffffff" fo:border-bottom="0.05cm solid #ffffff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center" fo:border="0.05cm solid #ffffff"/>
      <style:text-properties fo:color="#ffffff"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 fo:border-left="none" fo:border-right="none" fo:border-top="0.05cm solid #ffffff" fo:border-bottom="none"/>
      <style:text-properties fo:color="#ffffff" fo:font-weight="bold" style:font-weight-asian="bold" style:font-weight-complex="bold"/>
    </style:style>
    <style:style style:name="ce5" style:family="table-cell">
      <style:graphic-properties style:repeat="repeat" draw:textarea-vertical-align="middle"/>
      <style:paragraph-properties fo:text-align="center" fo:border-left="none" fo:border-right="0.05cm solid #ffffff" fo:border-top="0.05cm solid #ffffff" fo:border-bottom="none"/>
      <style:text-properties fo:color="#ffffff" fo:font-weight="bold" style:font-weight-asian="bold" style:font-weight-complex="bold"/>
    </style:style>
    <style:style style:name="ce6" style:family="table-cell">
      <style:graphic-properties style:repeat="repeat" draw:textarea-vertical-align="middle"/>
      <style:paragraph-properties fo:text-align="center" fo:border-left="0.05cm solid #ffffff" fo:border-right="0.05cm solid #ffffff" fo:border-top="0.001cm solid #ffffff" fo:border-bottom="0.001cm solid #ffffff"/>
      <style:text-properties fo:font-weight="bold" style:font-weight-asian="bold" style:font-weight-complex="bold"/>
    </style:style>
    <style:style style:name="ce7" style:family="table-cell">
      <style:graphic-properties style:repeat="repeat" draw:textarea-vertical-align="middle"/>
      <style:paragraph-properties fo:text-align="center" fo:border-left="none" fo:border-right="0.001cm solid #ffffff" fo:border-top="none" fo:border-bottom="0.001cm solid #ffffff"/>
      <style:text-properties fo:color="#ffffff" fo:font-weight="bold" style:font-weight-asian="bold" style:font-weight-complex="bold"/>
    </style:style>
    <style:style style:name="ce8" style:family="table-cell">
      <style:graphic-properties style:repeat="repeat" draw:textarea-vertical-align="middle"/>
      <style:paragraph-properties fo:text-align="center" fo:border-left="0.001cm solid #ffffff" fo:border-right="0.001cm solid #ffffff" fo:border-top="none" fo:border-bottom="0.001cm solid #ffffff"/>
      <style:text-properties fo:color="#ffffff" fo:font-weight="bold" style:font-weight-asian="bold" style:font-weight-complex="bold"/>
    </style:style>
    <style:style style:name="ce9" style:family="table-cell">
      <style:graphic-properties style:repeat="repeat" draw:textarea-vertical-align="middle"/>
      <style:paragraph-properties fo:text-align="center" fo:border-left="0.001cm solid #ffffff" fo:border-right="none" fo:border-top="none" fo:border-bottom="0.001cm solid #ffffff"/>
      <style:text-properties fo:color="#ffffff" fo:font-weight="bold" style:font-weight-asian="bold" style:font-weight-complex="bold"/>
    </style:style>
    <style:style style:name="ce10" style:family="table-cell">
      <style:graphic-properties style:repeat="repeat" draw:textarea-vertical-align="middle"/>
      <style:paragraph-properties fo:text-align="center" fo:border-left="0.05cm solid #ffffff" fo:border-right="0.001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1" style:family="table-cell">
      <style:graphic-properties style:repeat="repeat" draw:textarea-vertical-align="middle"/>
      <style:paragraph-properties fo:text-align="center" fo:border-left="0.001cm solid #ffffff" fo:border-right="0.001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2" style:family="table-cell">
      <style:graphic-properties style:repeat="repeat" draw:textarea-vertical-align="middle"/>
      <style:paragraph-properties fo:text-align="center" fo:border-left="0.001cm solid #ffffff" fo:border-right="0.05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3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0.001cm solid #ffffff"/>
      <style:text-properties fo:font-size="16pt"/>
    </style:style>
    <style:style style:name="ce14" style:family="table-cell">
      <style:graphic-properties style:repeat="repeat" draw:textarea-vertical-align="middle"/>
      <style:paragraph-properties fo:text-align="center"/>
      <style:text-properties fo:font-size="16pt"/>
    </style:style>
    <style:style style:name="ce15" style:family="table-cell">
      <style:graphic-properties style:repeat="repeat" draw:textarea-vertical-align="middle"/>
      <style:paragraph-properties fo:text-align="center" fo:border-left="0.001cm solid #ffffff" fo:border-right="none" fo:border-top="0.001cm solid #ffffff" fo:border-bottom="0.001cm solid #ffffff"/>
    </style:style>
    <style:style style:name="ce16" style:family="table-cell">
      <style:graphic-properties style:repeat="repeat" draw:textarea-vertical-align="middle"/>
      <style:paragraph-properties fo:text-align="center" fo:border-left="0.05cm solid #ffffff" fo:border-right="0.001cm solid #ffffff" fo:border-top="0.001cm solid #ffffff" fo:border-bottom="0.001cm solid #ffffff"/>
    </style:style>
    <style:style style:name="ce17" style:family="table-cell">
      <style:graphic-properties style:repeat="repeat" draw:textarea-vertical-align="middle"/>
      <style:paragraph-properties fo:text-align="center" fo:border="0.001cm solid #ffffff"/>
    </style:style>
    <style:style style:name="ce18" style:family="table-cell">
      <style:graphic-properties style:repeat="repeat" draw:textarea-vertical-align="middle"/>
      <style:paragraph-properties fo:text-align="center" fo:border-left="0.001cm solid #ffffff" fo:border-right="0.05cm solid #ffffff" fo:border-top="0.001cm solid #ffffff" fo:border-bottom="0.001cm solid #ffffff"/>
    </style:style>
    <style:style style:name="ce19" style:family="table-cell">
      <style:graphic-properties style:repeat="repeat" draw:textarea-vertical-align="middle"/>
      <style:paragraph-properties fo:text-align="center" fo:border-left="0.05cm solid #ffffff" fo:border-right="0.05cm solid #ffffff" fo:border-top="0.001cm solid #ffffff" fo:border-bottom="0.001cm solid #ffffff"/>
      <style:text-properties fo:color="#ffffff" fo:font-weight="bold" style:font-weight-asian="bold" style:font-weight-complex="bold"/>
    </style:style>
    <style:style style:name="ce20" style:family="table-cell">
      <style:graphic-properties style:repeat="repeat" draw:textarea-vertical-align="middle"/>
      <style:paragraph-properties fo:text-align="center"/>
      <style:text-properties fo:font-size="16pt" style:font-size-asian="18pt" style:font-size-complex="18pt"/>
    </style:style>
    <style:style style:name="ce21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0.001cm solid #ffffff"/>
    </style:style>
    <style:style style:name="ce22" style:family="table-cell">
      <style:graphic-properties style:repeat="repeat" draw:textarea-vertical-align="middle"/>
      <style:paragraph-properties fo:text-align="center"/>
    </style:style>
    <style:style style:name="ce23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none"/>
    </style:style>
    <style:style style:name="ce24" style:family="table-cell">
      <style:graphic-properties style:repeat="repeat" draw:textarea-vertical-align="middle"/>
      <style:paragraph-properties fo:text-align="center" fo:border-left="0.001cm solid #ffffff" fo:border-right="0.001cm solid #ffffff" fo:border-top="0.001cm solid #ffffff" fo:border-bottom="none"/>
    </style:style>
    <style:style style:name="ce25" style:family="table-cell">
      <style:graphic-properties style:repeat="repeat" draw:textarea-vertical-align="middle"/>
      <style:paragraph-properties fo:text-align="center" fo:border-left="0.001cm solid #ffffff" fo:border-right="none" fo:border-top="0.001cm solid #ffffff" fo:border-bottom="none"/>
    </style:style>
    <style:style style:name="ce26" style:family="table-cell">
      <style:graphic-properties style:repeat="repeat" draw:textarea-vertical-align="middle"/>
      <style:paragraph-properties fo:text-align="center" fo:border-left="0.05cm solid #ffffff" fo:border-right="none" fo:border-top="0.001cm solid #ffffff" fo:border-bottom="0.05cm solid #ffffff"/>
      <style:text-properties fo:color="#ffffff" fo:font-weight="bold" style:font-weight-asian="bold" style:font-weight-complex="bold"/>
    </style:style>
    <style:style style:name="ce27" style:family="table-cell">
      <style:graphic-properties style:repeat="repeat" draw:textarea-vertical-align="middle"/>
      <style:paragraph-properties fo:text-align="center" fo:border-left="0.05cm solid #ffffff" fo:border-right="0.001cm solid #ffffff" fo:border-top="0.001cm solid #ffffff" fo:border-bottom="0.05cm solid #ffffff"/>
    </style:style>
    <style:style style:name="ce28" style:family="table-cell">
      <style:graphic-properties style:repeat="repeat" draw:textarea-vertical-align="middle"/>
      <style:paragraph-properties fo:text-align="center" fo:border-left="0.001cm solid #ffffff" fo:border-right="0.001cm solid #ffffff" fo:border-top="0.001cm solid #ffffff" fo:border-bottom="0.05cm solid #ffffff"/>
    </style:style>
    <style:style style:name="ce29" style:family="table-cell">
      <style:graphic-properties style:repeat="repeat" draw:textarea-vertical-align="middle"/>
      <style:paragraph-properties fo:text-align="center" fo:border-left="0.001cm solid #ffffff" fo:border-right="0.05cm solid #ffffff" fo:border-top="0.001cm solid #ffffff" fo:border-bottom="0.05cm solid #ffffff"/>
    </style:style>
    <style:style style:name="ce30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0.05cm solid #ffffff"/>
    </style:style>
    <style:style style:name="ce31" style:family="table-cell">
      <style:graphic-properties style:repeat="repeat"/>
    </style:style>
    <style:style style:name="P1" style:family="paragraph">
      <style:paragraph-properties fo:margin-left="0cm" fo:margin-right="0cm" fo:text-indent="0cm"/>
      <style:text-properties fo:color="#000000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text-properties fo:color="#000000" fo:text-shadow="none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color="#ff0000" fo:font-size="26pt" style:font-size-asian="18pt" style:font-size-complex="18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>
        <style:tab-stops>
          <style:tab-stop style:position="1.479cm"/>
        </style:tab-stops>
      </style:paragraph-properties>
    </style:style>
    <style:style style:name="P15" style:family="paragraph">
      <style:text-properties style:use-window-font-color="true"/>
    </style:style>
    <style:style style:name="T1" style:family="text">
      <style:text-properties fo:color="#000000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text-shadow="none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color="#ffffff" fo:font-size="18pt" fo:font-weight="bold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/>
    </style:style>
    <style:style style:name="T10" style:family="text">
      <style:text-properties fo:font-size="16pt" style:font-size-asian="18pt" style:font-size-complex="18pt"/>
    </style:style>
    <style:style style:name="T11" style:family="text">
      <style:text-properties fo:color="#ff0000" fo:font-size="26pt" style:font-size-asian="18pt" style:font-size-complex="18pt"/>
    </style:style>
    <style:style style:name="T12" style:family="text">
      <style:text-properties style:text-position="sub 58%"/>
    </style:style>
    <style:style style:name="T13" style:family="text">
      <style:text-properties fo:font-size="28pt" style:font-size-asian="32pt" style:font-size-complex="32pt"/>
    </style:style>
    <style:style style:name="T14" style:family="text">
      <style:text-properties fo:font-size="28pt" fo:font-style="italic" style:font-size-asian="32pt" style:font-style-asian="italic" style:font-size-complex="32pt" style:font-style-complex="italic"/>
    </style:style>
    <style:style style:name="T15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6" style:family="text">
      <style:text-properties style:text-position="sub 58%" fo:font-size="32pt" style:font-size-asian="32pt" style:font-size-complex="32pt"/>
    </style:style>
    <style:style style:name="T17" style:family="text">
      <style:text-properties style:text-position="0% 100%" fo:font-size="32pt" style:font-size-asian="32pt" style:font-size-complex="32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position="0% 100%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>
        <office:forms form:automatic-focus="false" form:apply-design-mode="false"/>
        <draw:frame presentation:style-name="pr1" draw:layer="layout" svg:width="25.199cm" svg:height="13.61cm" svg:x="1.4cm" svg:y="6.139cm">
          <draw:text-box>
            <text:p/>
            <text:p/>
            <text:p/>
          </draw:text-box>
        </draw:frame>
        <draw:frame presentation:style-name="pr2" draw:text-style-name="P1" draw:layer="layout" svg:width="25.199cm" svg:height="10.417cm" svg:x="1.501cm" svg:y="4.029cm" presentation:class="title" presentation:user-transformed="true">
          <draw:text-box>
            <text:p><text:span text:style-name="T1">Konstrukcija tablice kanonskog LR parsera</text:span><text:span text:style-name="T1"><text:line-break/></text:span><text:span text:style-name="T1"><text:line-break/></text:span><text:span text:style-name="T1">Program Yacc</text:span><text:span text:style-name="T1"><text:line-break/></text:span><text:span text:style-name="T1"><text:line-break/></text:span><text:span text:style-name="T1">Semantička analiza</text:span></text:p>
          </draw:text-box>
        </draw:frame>
        <draw:frame draw:style-name="gr1" draw:text-style-name="P2" draw:layer="layout" svg:width="10.5cm" svg:height="2.384cm" svg:x="1cm" svg:y="17.5cm">
          <draw:text-box>
            <text:p><text:span text:style-name="T2">Nenad Mikša</text:span></text:p>
            <text:p><text:span text:style-name="T2">Pavle Prentašić</text:span></text:p>
            <text:p><text:span text:style-name="T2">Hrvoje Zelj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9">
        <office:forms form:automatic-focus="false" form:apply-design-mode="false"/>
        <draw:frame presentation:style-name="pr4" draw:text-style-name="P4" draw:layer="layout" svg:width="25.199cm" svg:height="3.507cm" svg:x="2.106cm" svg:y="0.635cm" presentation:class="title" presentation:user-transformed="true">
          <draw:text-box>
            <text:p><text:span text:style-name="T1">Program Yacc</text:span></text:p>
          </draw:text-box>
        </draw:frame>
        <draw:frame presentation:style-name="pr5" draw:layer="layout" svg:width="25.199cm" svg:height="13.861cm" svg:x="1.4cm" svg:y="2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id="id17">Programsko ostvarenje gradnje tablice LR parsera</text:p>
              </text:list-item>
              <text:list-item>
                <text:p text:id="id18">YACC-Yet another compiler-compiler</text:p>
              </text:list-item>
              <text:list-item>
                <text:p text:id="id19">Izgrađen početkom 1970-tih godina</text:p>
              </text:list-item>
              <text:list-item>
                <text:p text:id="id20">Generator parsera</text:p>
              </text:list-item>
              <text:list-item>
                <text:p text:id="id21">Prihvaćanje konteksno neovisnih jezi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>
        <office:forms form:automatic-focus="false" form:apply-design-mode="false"/>
        <draw:custom-shape draw:style-name="gr3" draw:text-style-name="P5" draw:id="id24" draw:layer="layout" svg:width="4.445cm" svg:height="3.175cm" svg:x="10.795cm" svg:y="6.985cm">
          <text:p text:style-name="P5">Program Yacc</text:p>
          <draw:enhanced-geometry svg:viewBox="0 0 21600 21600" draw:type="rectangle" draw:enhanced-path="M 0 0 L 21600 0 21600 21600 0 21600 0 0 Z N"/>
        </draw:custom-shape>
        <draw:custom-shape draw:style-name="gr3" draw:text-style-name="P5" draw:id="id22" draw:layer="layout" svg:width="6.35cm" svg:height="3.175cm" svg:x="1.905cm" svg:y="6.985cm">
          <text:p text:style-name="P5">Definicija sintaksnog </text:p>
          <text:p text:style-name="P5">analizatora u datoteci </text:p>
          <text:p text:style-name="P5">translate.y</text:p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5" draw:id="id23" draw:layer="layout" svg:width="1.905cm" svg:height="1.27cm" svg:x="8.89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id="id26" draw:layer="layout" svg:width="8.255cm" svg:height="3.175cm" svg:x="17.78cm" svg:y="6.985cm">
          <text:p text:style-name="P5">Sintaksni analizator </text:p>
          <text:p text:style-name="P5">ostvaren programskim </text:p>
          <text:p text:style-name="P5">jezikom C u datoteci y.tab.c</text:p>
          <draw:enhanced-geometry svg:viewBox="0 0 21600 21600" draw:type="rectangle" draw:enhanced-path="M 0 0 L 21600 0 21600 21600 0 21600 0 0 Z N"/>
        </draw:custom-shape>
        <draw:custom-shape draw:style-name="gr3" draw:text-style-name="P5" draw:id="id30" draw:layer="layout" svg:width="8.89cm" svg:height="3.175cm" svg:x="6.985cm" svg:y="13.97cm">
          <text:p text:style-name="P5">Sintaksni analizator ostvaren </text:p>
          <text:p text:style-name="P5">strojnim jezikom u </text:p>
          <text:p text:style-name="P5">datoteci a.exe</text:p>
          <draw:enhanced-geometry svg:viewBox="0 0 21600 21600" draw:type="rectangle" draw:enhanced-path="M 0 0 L 21600 0 21600 21600 0 21600 0 0 Z N"/>
        </draw:custom-shape>
        <draw:custom-shape draw:style-name="gr3" draw:text-style-name="P5" draw:id="id28" draw:layer="layout" svg:width="5.715cm" svg:height="3.175cm" svg:x="19.685cm" svg:y="13.97cm">
          <text:p text:style-name="P5">Jezični procesor C</text:p>
          <draw:enhanced-geometry svg:viewBox="0 0 21600 21600" draw:type="rectangle" draw:enhanced-path="M 0 0 L 21600 0 21600 21600 0 21600 0 0 Z N"/>
        </draw:custom-shape>
        <draw:custom-shape draw:style-name="gr4" draw:text-style-name="P5" draw:id="id25" draw:layer="layout" svg:width="1.905cm" svg:height="1.27cm" svg:x="15.87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id="id27" draw:layer="layout" svg:width="1.905cm" svg:height="2.54cm" svg:x="21.59cm" svg:y="10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id="id29" draw:layer="layout" svg:width="2.54cm" svg:height="1.27cm" svg:x="16.51cm" svg:y="14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4" draw:layer="layout" svg:width="25.199cm" svg:height="3.507cm" svg:x="2.107cm" svg:y="0.636cm" presentation:class="title" presentation:user-transformed="true">
          <draw:text-box>
            <text:p><text:span text:style-name="T1">Program Yac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2T1">
        <office:forms form:automatic-focus="false" form:apply-design-mode="false"/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>LALR-Look-Ahead-LR</text:p>
                <text:list>
                  <text:list-item>
                    <text:p text:id="id31">Gradi manju tablicu od kanonskog LR parsera</text:p>
                  </text:list-item>
                  <text:list-item>
                    <text:p text:id="id32">Brži od kanonskog LR parsera</text:p>
                  </text:list-item>
                  <text:list-item>
                    <text:p text:id="id33">Moguć nastanak <text:span text:style-name="T3">Reduciraj/Reduciraj</text:span> proturječja</text:p>
                  </text:list-item>
                  <text:list-item>
                    <text:p text:id="id34">Prihvaća malo uži skup jezika od kanonskog LR parsera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4" draw:text-style-name="P6" draw:layer="layout" svg:width="25.199cm" svg:height="3.507cm" svg:x="1.272cm" svg:y="0.637cm" presentation:class="title" presentation:user-transformed="true">
          <draw:text-box>
            <text:p><text:span text:style-name="T4">LALR vs. L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>
        <office:forms form:automatic-focus="false" form:apply-design-mode="false"/>
        <draw:connector draw:style-name="gr5" draw:text-style-name="P5" draw:layer="layout" draw:type="curve" draw:line-skew="1.639cm" svg:x1="7.255cm" svg:y1="15.673cm" svg:x2="19.705cm" svg:y2="10.089cm" svg:d="m7255 15673c11796 0 5571-5584 12450-5584">
          <text:p text:style-name="P5">c<text:line-break/><text:line-break/><text:line-break/><text:line-break/><text:line-break/><text:line-break/></text:p>
        </draw:connector>
        <draw:custom-shape draw:style-name="gr4" draw:text-style-name="P5" draw:id="id1" draw:layer="layout" svg:width="4.5cm" svg:height="3cm" svg:x="0.58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0.747cm" svg:height="0.796cm" svg:x="2.38cm" svg:y="1.905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6" draw:layer="layout" svg:width="4.367cm" svg:height="0.742cm" svg:x="0.58cm" svg:y="2.50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6" draw:layer="layout" svg:width="4.336cm" svg:height="0.742cm" svg:x="0.581cm" svg:y="3.30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" draw:text-style-name="P7" draw:layer="layout" svg:width="1.8cm" svg:height="0.962cm" svg:x="1.78cm" svg:y="4.005cm">
          <draw:text-box>
            <text:p><text:span text:style-name="T5">0</text:span></text:p>
          </draw:text-box>
        </draw:frame>
        <draw:custom-shape draw:style-name="gr4" draw:text-style-name="P5" draw:layer="layout" svg:width="4.5cm" svg:height="5.968cm" svg:x="6.805cm" svg:y="2.10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1.8cm" svg:height="0.962cm" svg:x="7.905cm" svg:y="6.973cm">
          <draw:text-box>
            <text:p><text:span text:style-name="T5">1</text:span></text:p>
          </draw:text-box>
        </draw:frame>
        <draw:frame draw:style-name="gr6" draw:layer="layout" svg:width="4.367cm" svg:height="0.742cm" svg:x="6.905cm" svg:y="2.473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6" draw:layer="layout" svg:width="4.336cm" svg:height="0.742cm" svg:x="6.906cm" svg:y="3.273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6" draw:layer="layout" svg:width="3.358cm" svg:height="0.742cm" svg:x="6.906cm" svg:y="3.973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6" draw:layer="layout" svg:width="3.793cm" svg:height="0.742cm" svg:x="6.906cm" svg:y="4.673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6" draw:layer="layout" svg:width="3.327cm" svg:height="0.742cm" svg:x="6.906cm" svg:y="5.373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6" draw:layer="layout" svg:width="3.759cm" svg:height="0.742cm" svg:x="6.907cm" svg:y="6.073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onnector draw:style-name="gr7" draw:text-style-name="P5" draw:layer="layout" draw:type="line" svg:x1="5.08cm" svg:y1="3.505cm" svg:x2="6.805cm" svg:y2="5.089cm" draw:start-shape="id1" draw:start-glue-point="1" svg:d="m5080 3505 1725 1584">
          <text:p text:style-name="P5">a</text:p>
        </draw:connector>
        <draw:custom-shape draw:style-name="gr4" draw:text-style-name="P5" draw:layer="layout" svg:width="4.5cm" svg:height="2.1cm" svg:x="13.605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67cm" svg:height="0.742cm" svg:x="13.605cm" svg:y="2.305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7" draw:layer="layout" svg:width="1.8cm" svg:height="0.962cm" svg:x="14.705cm" svg:y="3.143cm">
          <draw:text-box>
            <text:p><text:span text:style-name="T5">2</text:span></text:p>
          </draw:text-box>
        </draw:frame>
        <draw:custom-shape draw:style-name="gr4" draw:text-style-name="P5" draw:layer="layout" svg:width="4.5cm" svg:height="2.1cm" svg:x="13.605cm" svg:y="4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36cm" svg:height="0.742cm" svg:x="13.605cm" svg:y="4.605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" draw:text-style-name="P7" draw:layer="layout" svg:width="1.8cm" svg:height="0.962cm" svg:x="14.705cm" svg:y="5.443cm">
          <draw:text-box>
            <text:p><text:span text:style-name="T5">4</text:span></text:p>
          </draw:text-box>
        </draw:frame>
        <draw:connector draw:style-name="gr7" draw:text-style-name="P5" draw:layer="layout" draw:type="line" svg:x1="11.305cm" svg:y1="5.089cm" svg:x2="13.605cm" svg:y2="3.055cm" svg:d="m11305 5089 2300-2034">
          <text:p text:style-name="P5">A</text:p>
        </draw:connector>
        <draw:connector draw:style-name="gr7" draw:text-style-name="P5" draw:layer="layout" draw:type="line" svg:x1="11.305cm" svg:y1="5.089cm" svg:x2="13.605cm" svg:y2="5.355cm" svg:d="m11305 5089 2300 266">
          <text:p text:style-name="P5">B</text:p>
        </draw:connector>
        <draw:custom-shape draw:style-name="gr4" draw:text-style-name="P5" draw:layer="layout" svg:width="4.5cm" svg:height="2.1cm" svg:x="20.405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67cm" svg:height="0.742cm" svg:x="20.405cm" svg:y="2.305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7" draw:layer="layout" svg:width="1.8cm" svg:height="0.962cm" svg:x="21.505cm" svg:y="3.143cm">
          <draw:text-box>
            <text:p><text:span text:style-name="T5">3</text:span></text:p>
          </draw:text-box>
        </draw:frame>
        <draw:connector draw:style-name="gr8" draw:text-style-name="P5" draw:layer="layout" draw:type="line" svg:x1="18.105cm" svg:y1="3.055cm" svg:x2="20.405cm" svg:y2="3.055cm" svg:d="m18105 3055h2300">
          <text:p text:style-name="P5">b</text:p>
        </draw:connector>
        <draw:custom-shape draw:style-name="gr4" draw:text-style-name="P5" draw:layer="layout" svg:width="4.5cm" svg:height="2.1cm" svg:x="20.405cm" svg:y="4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36cm" svg:height="0.742cm" svg:x="20.405cm" svg:y="4.605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" draw:text-style-name="P7" draw:layer="layout" svg:width="1.8cm" svg:height="0.962cm" svg:x="21.505cm" svg:y="5.443cm">
          <draw:text-box>
            <text:p><text:span text:style-name="T5">5</text:span></text:p>
          </draw:text-box>
        </draw:frame>
        <draw:connector draw:style-name="gr8" draw:text-style-name="P5" draw:layer="layout" draw:type="line" svg:x1="18.105cm" svg:y1="5.355cm" svg:x2="20.405cm" svg:y2="5.355cm" svg:d="m18105 5355h2300">
          <text:p text:style-name="P5">c</text:p>
        </draw:connector>
        <draw:custom-shape draw:style-name="gr4" draw:text-style-name="P5" draw:layer="layout" svg:width="4.5cm" svg:height="5.968cm" svg:x="5.005cm" svg:y="9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8cm" svg:height="0.962cm" svg:x="6.105cm" svg:y="14.573cm">
          <draw:text-box>
            <text:p><text:span text:style-name="T5">6</text:span></text:p>
          </draw:text-box>
        </draw:frame>
        <draw:frame draw:style-name="gr6" draw:layer="layout" svg:width="3.324cm" svg:height="0.742cm" svg:x="5.206cm" svg:y="10.673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6" draw:layer="layout" svg:width="3.793cm" svg:height="0.742cm" svg:x="5.206cm" svg:y="9.873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6" draw:layer="layout" svg:width="3.361cm" svg:height="0.742cm" svg:x="5.206cm" svg:y="12.973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" draw:layer="layout" svg:width="3.793cm" svg:height="0.742cm" svg:x="5.207cm" svg:y="13.773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" draw:layer="layout" svg:width="3.759cm" svg:height="0.742cm" svg:x="5.207cm" svg:y="11.373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6" draw:layer="layout" svg:width="3.759cm" svg:height="0.742cm" svg:x="5.208cm" svg:y="12.173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" draw:text-style-name="P5" draw:id="id2" draw:layer="layout" svg:width="4.5cm" svg:height="3cm" svg:x="0.635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358cm" svg:height="0.742cm" svg:x="1.035cm" svg:y="16.175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6" draw:layer="layout" svg:width="3.327cm" svg:height="0.742cm" svg:x="1.036cm" svg:y="17.075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0" draw:text-style-name="P7" draw:layer="layout" svg:width="1.6cm" svg:height="0.962cm" svg:x="1.835cm" svg:y="18.14cm">
          <draw:text-box>
            <text:p><text:span text:style-name="T5">7</text:span></text:p>
          </draw:text-box>
        </draw:frame>
        <draw:connector draw:style-name="gr11" draw:text-style-name="P5" draw:layer="layout" draw:type="curve" svg:x1="6.805cm" svg:y1="5.089cm" svg:x2="2.885cm" svg:y2="15.875cm" draw:end-shape="id2" draw:end-glue-point="0" svg:d="m6805 5089c0 7714-3920 2322-3920 10786">
          <text:p text:style-name="P5">d <text:s text:c="15"/></text:p>
        </draw:connector>
        <draw:custom-shape draw:style-name="gr4" draw:text-style-name="P5" draw:layer="layout" svg:width="4.5cm" svg:height="3cm" svg:x="13.605cm" svg:y="6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324cm" svg:height="0.742cm" svg:x="14.005cm" svg:y="7.205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6" draw:layer="layout" svg:width="3.361cm" svg:height="0.742cm" svg:x="14.006cm" svg:y="8.10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2" draw:text-style-name="P7" draw:layer="layout" svg:width="1.6cm" svg:height="1.062cm" svg:x="14.805cm" svg:y="8.805cm">
          <draw:text-box>
            <text:p text:style-name="P8"><text:span text:style-name="T5">11</text:span></text:p>
          </draw:text-box>
        </draw:frame>
        <draw:connector draw:style-name="gr13" draw:text-style-name="P5" draw:layer="layout" draw:type="line" svg:x1="9.055cm" svg:y1="8.073cm" svg:x2="7.255cm" svg:y2="9.705cm" svg:d="m9055 8073-1800 1632">
          <text:p text:style-name="P5"><text:s text:c="2"/>c</text:p>
        </draw:connector>
        <draw:connector draw:style-name="gr7" draw:text-style-name="P5" draw:layer="layout" draw:type="curve" draw:line-skew="-1.022cm" svg:x1="9.505cm" svg:y1="12.689cm" svg:x2="13.605cm" svg:y2="8.405cm" svg:d="m9505 12689c0-4746 4100-2604 4100-4284">
          <text:p text:style-name="P5">d</text:p>
        </draw:connector>
        <draw:custom-shape draw:style-name="gr4" draw:text-style-name="P5" draw:layer="layout" svg:width="4.5cm" svg:height="5.968cm" svg:x="19.705cm" svg:y="7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8cm" svg:height="0.962cm" svg:x="20.805cm" svg:y="11.973cm">
          <draw:text-box>
            <text:p><text:span text:style-name="T5">10</text:span></text:p>
          </draw:text-box>
        </draw:frame>
        <draw:frame draw:style-name="gr6" draw:layer="layout" svg:width="3.358cm" svg:height="0.742cm" svg:x="19.906cm" svg:y="8.073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6" draw:layer="layout" svg:width="3.759cm" svg:height="0.742cm" svg:x="19.906cm" svg:y="7.273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6" draw:layer="layout" svg:width="3.327cm" svg:height="0.742cm" svg:x="19.906cm" svg:y="10.373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6" draw:layer="layout" svg:width="3.759cm" svg:height="0.742cm" svg:x="19.907cm" svg:y="11.173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6" draw:layer="layout" svg:width="3.793cm" svg:height="0.742cm" svg:x="19.907cm" svg:y="8.773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6" draw:layer="layout" svg:width="3.793cm" svg:height="0.742cm" svg:x="19.908cm" svg:y="9.573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14" draw:text-style-name="P5" draw:layer="layout" draw:type="curve" draw:line-skew="5.13cm" svg:x1="21.955cm" svg:y1="13.073cm" svg:x2="5.135cm" svg:y2="17.375cm" draw:end-shape="id2" draw:end-glue-point="1" svg:d="m21955 13073c-4545 0 3865 4302-16820 4302">
          <text:p text:style-name="P5">d</text:p>
        </draw:connector>
        <draw:custom-shape draw:style-name="gr4" draw:text-style-name="P5" draw:id="id40" draw:layer="layout" svg:width="4.5cm" svg:height="2.1cm" svg:x="12.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41" draw:layer="layout" svg:width="3.793cm" svg:height="0.742cm" svg:x="13cm" svg:y="10.46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7" draw:id="id42" draw:layer="layout" svg:width="1.8cm" svg:height="0.962cm" svg:x="13.9cm" svg:y="11.198cm">
          <draw:text-box>
            <text:p><text:span text:style-name="T5">8</text:span></text:p>
          </draw:text-box>
        </draw:frame>
        <draw:custom-shape draw:style-name="gr4" draw:text-style-name="P5" draw:id="id3" draw:layer="layout" svg:width="4.5cm" svg:height="2.1cm" svg:x="12.645cm" svg:y="18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35" draw:layer="layout" svg:width="3.759cm" svg:height="0.742cm" svg:x="13.284cm" svg:y="18.466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connector draw:style-name="gr7" draw:text-style-name="P5" draw:layer="layout" draw:type="curve" svg:x1="9.505cm" svg:y1="12.689cm" svg:x2="12.7cm" svg:y2="11.21cm" svg:d="m9505 12689c2397 0 800-1479 3195-1479">
          <text:p text:style-name="P5">B <text:s text:c="2"/></text:p>
        </draw:connector>
        <draw:connector draw:style-name="gr7" draw:text-style-name="P5" draw:layer="layout" draw:type="curve" svg:x1="9.505cm" svg:y1="12.689cm" svg:x2="12.645cm" svg:y2="19.225cm" draw:end-shape="id3" draw:end-glue-point="3" svg:d="m9505 12689c1980 0 410 6536 3140 6536">
          <text:p text:style-name="P5">A <text:s text:c="2"/></text:p>
        </draw:connector>
        <draw:connector draw:style-name="gr8" draw:text-style-name="P5" draw:layer="layout" draw:type="curve" draw:line-skew="3.175cm" svg:x1="21.955cm" svg:y1="13.073cm" svg:x2="7.255cm" svg:y2="15.673cm" svg:d="m21955 13073c-6262 0 1087 2600-14700 2600">
          <text:p text:style-name="P5">c</text:p>
        </draw:connector>
        <draw:custom-shape draw:style-name="gr4" draw:text-style-name="P5" draw:id="id37" draw:layer="layout" svg:width="4.5cm" svg:height="2.1cm" svg:x="22.805cm" svg:y="14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38" draw:layer="layout" svg:width="3.793cm" svg:height="0.742cm" svg:x="23.105cm" svg:y="14.305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7" draw:id="id39" draw:layer="layout" svg:width="1.8cm" svg:height="0.962cm" svg:x="24.005cm" svg:y="15.043cm">
          <draw:text-box>
            <text:p><text:span text:style-name="T5">12</text:span></text:p>
          </draw:text-box>
        </draw:frame>
        <draw:custom-shape draw:style-name="gr4" draw:text-style-name="P5" draw:id="id43" draw:layer="layout" svg:width="4.5cm" svg:height="2.1cm" svg:x="22.805cm" svg:y="1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44" draw:layer="layout" svg:width="3.759cm" svg:height="0.742cm" svg:x="23.105cm" svg:y="16.905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" draw:text-style-name="P7" draw:id="id45" draw:layer="layout" svg:width="1.8cm" svg:height="0.962cm" svg:x="24.005cm" svg:y="17.643cm">
          <draw:text-box>
            <text:p><text:span text:style-name="T5">13</text:span></text:p>
          </draw:text-box>
        </draw:frame>
        <draw:connector draw:style-name="gr13" draw:text-style-name="P5" draw:layer="layout" draw:type="curve" svg:x1="24.205cm" svg:y1="10.089cm" svg:x2="25.055cm" svg:y2="14.005cm" svg:d="m24205 10089c0 2937 850 979 850 3916">
          <text:p text:style-name="P5"><text:s text:c="5"/>A</text:p>
        </draw:connector>
        <draw:connector draw:style-name="gr8" draw:text-style-name="P5" draw:layer="layout" draw:type="curve" svg:x1="21.955cm" svg:y1="13.073cm" svg:x2="22.805cm" svg:y2="17.655cm" svg:d="m21955 13073c0 3436 850 1146 850 4582">
          <text:p text:style-name="P5">B <text:s text:c="5"/></text:p>
        </draw:connector>
        <draw:frame draw:style-name="gr15" draw:text-style-name="P9" draw:id="id36" draw:layer="layout" svg:width="0.853cm" svg:height="0.963cm" svg:x="13.915cm" svg:y="19.357cm">
          <draw:text-box>
            <text:p><text:span text:style-name="T6">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3" smil:attributeName="fill-color" smil:to="#00ffff" anim:color-interpolation="rgb" anim:color-interpolation-direction="clockwise"/>
                  <anim:set smil:dur="2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35" smil:attributeName="fill-color" smil:to="#00ffff" anim:color-interpolation="rgb" anim:color-interpolation-direction="clockwise"/>
                  <anim:set smil:dur="2s" smil:fill="hold" smil:targetElement="id3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36" smil:attributeName="fill-color" smil:to="#00ffff" anim:color-interpolation="rgb" anim:color-interpolation-direction="clockwise"/>
                  <anim:set smil:dur="2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7" smil:attributeName="fill-color" smil:to="#00ffff" anim:color-interpolation="rgb" anim:color-interpolation-direction="clockwise"/>
                  <anim:set smil:dur="0.5s" smil:fill="hold" smil:targetElement="id3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8" smil:attributeName="fill-color" smil:to="#00ffff" anim:color-interpolation="rgb" anim:color-interpolation-direction="clockwise"/>
                  <anim:set smil:dur="0.5s" smil:fill="hold" smil:targetElement="id3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39" smil:attributeName="fill-color" smil:to="#00ffff" anim:color-interpolation="rgb" anim:color-interpolation-direction="clockwise"/>
                  <anim:set smil:dur="0.5s" smil:fill="hold" smil:targetElement="id3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0" smil:attributeName="fill-color" smil:to="#e6ff00" anim:color-interpolation="rgb" anim:color-interpolation-direction="clockwise"/>
                  <anim:set smil:dur="0.5s" smil:fill="hold" smil:targetElement="id4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1" smil:attributeName="fill-color" smil:to="#e6ff00" anim:color-interpolation="rgb" anim:color-interpolation-direction="clockwise"/>
                  <anim:set smil:dur="0.5s" smil:fill="hold" smil:targetElement="id4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2" smil:attributeName="fill-color" smil:to="#e6ff00" anim:color-interpolation="rgb" anim:color-interpolation-direction="clockwise"/>
                  <anim:set smil:dur="0.5s" smil:fill="hold" smil:targetElement="id4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3" smil:attributeName="fill-color" smil:to="#e6ff00" anim:color-interpolation="rgb" anim:color-interpolation-direction="clockwise"/>
                  <anim:set smil:dur="0.5s" smil:fill="hold" smil:targetElement="id4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4" smil:attributeName="fill-color" smil:to="#e6ff00" anim:color-interpolation="rgb" anim:color-interpolation-direction="clockwise"/>
                  <anim:set smil:dur="0.5s" smil:fill="hold" smil:targetElement="id4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5" smil:attributeName="fill-color" smil:to="#e6ff00" anim:color-interpolation="rgb" anim:color-interpolation-direction="clockwise"/>
                  <anim:set smil:dur="0.5s" smil:fill="hold" smil:targetElement="id45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>
        <office:forms form:automatic-focus="false" form:apply-design-mode="false"/>
        <draw:frame draw:style-name="standard" draw:layer="layout" svg:width="13.878cm" svg:height="16.262cm" svg:x="13.993cm" svg:y="4.6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3">
              <table:table-cell table:style-name="ce1">
                <text:p text:style-name="P5"><text:span text:style-name="T7">Stanje</text:span></text:p>
              </table:table-cell>
              <table:table-cell table:style-name="ce2" table:number-columns-spanned="5">
                <text:p text:style-name="P5"><text:span text:style-name="T7">Akcija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columns-spanned="3">
                <text:p text:style-name="P5"><text:span text:style-name="T7">NovoStanje</text:span></text:p>
              </table:table-cell>
              <table:covered-table-cell table:style-name="ce4"/>
              <table:covered-table-cell table:style-name="ce5"/>
            </table:table-row>
            <table:table-row table:style-name="ro1" table:default-cell-style-name="ce8">
              <table:table-cell table:style-name="ce6"/>
              <table:table-cell table:style-name="ce7">
                <text:p text:style-name="P5"><text:span text:style-name="T7">a</text:span></text:p>
              </table:table-cell>
              <table:table-cell>
                <text:p text:style-name="P5"><text:span text:style-name="T7">b</text:span></text:p>
              </table:table-cell>
              <table:table-cell>
                <text:p text:style-name="P5"><text:span text:style-name="T7">c</text:span></text:p>
              </table:table-cell>
              <table:table-cell>
                <text:p text:style-name="P5"><text:span text:style-name="T7">d</text:span></text:p>
              </table:table-cell>
              <table:table-cell table:style-name="ce9">
                <text:p text:style-name="P5"><text:span text:style-name="T7">┴</text:span></text:p>
              </table:table-cell>
              <table:table-cell table:style-name="ce10">
                <text:p text:style-name="P5"><text:span text:style-name="T7">S</text:span></text:p>
              </table:table-cell>
              <table:table-cell table:style-name="ce11">
                <text:p text:style-name="P5"><text:span text:style-name="T7">A</text:span></text:p>
              </table:table-cell>
              <table:table-cell table:style-name="ce12">
                <text:p text:style-name="P5"><text:span text:style-name="T7">B</text:span></text:p>
              </table:table-cell>
            </table:table-row>
            <table:table-row table:style-name="ro1" table:default-cell-style-name="ce14">
              <table:table-cell table:style-name="ce6">
                <text:p text:style-name="P5"><text:span text:style-name="T8">0</text:span></text:p>
              </table:table-cell>
              <table:table-cell table:style-name="ce13">
                <text:p text:style-name="P5"><text:span text:style-name="T9">p1</text:span></text:p>
              </table:table-cell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5"><text:span text:style-name="T7">1</text:span></text:p>
              </table:table-cell>
              <table:table-cell table:style-name="ce13"/>
              <table:table-cell/>
              <table:table-cell table:style-name="ce20">
                <text:p text:style-name="P5"><text:span text:style-name="T10">p6</text:span></text:p>
              </table:table-cell>
              <table:table-cell>
                <text:p text:style-name="P5"><text:span text:style-name="T9">p7</text:span></text:p>
              </table:table-cell>
              <table:table-cell table:style-name="ce15"/>
              <table:table-cell table:style-name="ce16"/>
              <table:table-cell table:style-name="ce17">
                <text:p text:style-name="P5">s2</text:p>
              </table:table-cell>
              <table:table-cell table:style-name="ce18">
                <text:p text:style-name="P5">s4</text:p>
              </table:table-cell>
            </table:table-row>
            <table:table-row table:style-name="ro1" table:default-cell-style-name="ce14">
              <table:table-cell table:style-name="ce6">
                <text:p text:style-name="P5"><text:span text:style-name="T8">2</text:span></text:p>
              </table:table-cell>
              <table:table-cell table:style-name="ce13"/>
              <table:table-cell>
                <text:p text:style-name="P5"><text:span text:style-name="T9">p3</text:span></text:p>
              </table:table-cell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5"><text:span text:style-name="T7">3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5"><text:span text:style-name="T8">4</text:span></text:p>
              </table:table-cell>
              <table:table-cell table:style-name="ce13"/>
              <table:table-cell/>
              <table:table-cell>
                <text:p text:style-name="P5"><text:span text:style-name="T9">p5</text:span></text:p>
              </table:table-cell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5"><text:span text:style-name="T7">5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5"><text:span text:style-name="T8">6</text:span></text:p>
              </table:table-cell>
              <table:table-cell table:style-name="ce13"/>
              <table:table-cell/>
              <table:table-cell>
                <text:p text:style-name="P5"><text:span text:style-name="T9">p10</text:span></text:p>
              </table:table-cell>
              <table:table-cell>
                <text:p text:style-name="P5"><text:span text:style-name="T9">p11</text:span></text:p>
              </table:table-cell>
              <table:table-cell table:style-name="ce15"/>
              <table:table-cell table:style-name="ce16"/>
              <table:table-cell table:style-name="ce17">
                <text:p text:style-name="P5">s9</text:p>
              </table:table-cell>
              <table:table-cell table:style-name="ce18">
                <text:p text:style-name="P5">s8</text:p>
              </table:table-cell>
            </table:table-row>
            <table:table-row table:style-name="ro1" table:default-cell-style-name="ce22">
              <table:table-cell table:style-name="ce19">
                <text:p text:style-name="P5"><text:span text:style-name="T7">7</text:span></text:p>
              </table:table-cell>
              <table:table-cell table:style-name="ce21"/>
              <table:table-cell>
                <text:p text:style-name="P5">r3</text:p>
              </table:table-cell>
              <table:table-cell>
                <text:p text:style-name="P5">r5</text:p>
              </table:table-cell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8</text:span></text:p>
              </table:table-cell>
              <table:table-cell table:style-name="ce21"/>
              <table:table-cell>
                <text:p text:style-name="P5">r4</text:p>
              </table:table-cell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9</text:span></text:p>
              </table:table-cell>
              <table:table-cell table:style-name="ce21"/>
              <table:table-cell/>
              <table:table-cell>
                <text:p text:style-name="P5">r6</text:p>
              </table:table-cell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10</text:span></text:p>
              </table:table-cell>
              <table:table-cell table:style-name="ce21"/>
              <table:table-cell/>
              <table:table-cell>
                <text:p text:style-name="P5">p6</text:p>
              </table:table-cell>
              <table:table-cell>
                <text:p text:style-name="P5">p7</text:p>
              </table:table-cell>
              <table:table-cell table:style-name="ce15"/>
              <table:table-cell table:style-name="ce16"/>
              <table:table-cell table:style-name="ce17">
                <text:p text:style-name="P5">s12</text:p>
              </table:table-cell>
              <table:table-cell table:style-name="ce18">
                <text:p text:style-name="P5">s13</text:p>
              </table:table-cell>
            </table:table-row>
            <table:table-row table:style-name="ro1" table:default-cell-style-name="ce22">
              <table:table-cell table:style-name="ce19">
                <text:p text:style-name="P5"><text:span text:style-name="T7">11</text:span></text:p>
              </table:table-cell>
              <table:table-cell table:style-name="ce21"/>
              <table:table-cell>
                <text:p text:style-name="P5">r5</text:p>
              </table:table-cell>
              <table:table-cell>
                <text:p text:style-name="P5">r3</text:p>
              </table:table-cell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4">
              <table:table-cell table:style-name="ce6">
                <text:p text:style-name="P5"><text:span text:style-name="T8">12</text:span></text:p>
              </table:table-cell>
              <table:table-cell table:style-name="ce23"/>
              <table:table-cell>
                <text:p text:style-name="P5">r6</text:p>
              </table:table-cell>
              <table:table-cell/>
              <table:table-cell/>
              <table:table-cell table:style-name="ce2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8">
              <table:table-cell table:style-name="ce26">
                <text:p text:style-name="P5"><text:span text:style-name="T7">13</text:span></text:p>
              </table:table-cell>
              <table:table-cell table:style-name="ce27"/>
              <table:table-cell/>
              <table:table-cell>
                <text:p text:style-name="P5">r4</text:p>
              </table:table-cell>
              <table:table-cell/>
              <table:table-cell table:style-name="ce29"/>
              <table:table-cell table:style-name="ce30"/>
              <table:table-cell/>
              <table:table-cell table:style-name="ce29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878cm" svg:height="14.318cm" svg:x="0.138cm" svg:y="1.9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" table:default-cell-style-name="ce3">
              <table:table-cell table:style-name="ce1">
                <text:p text:style-name="P5"><text:span text:style-name="T7">Stanje</text:span></text:p>
              </table:table-cell>
              <table:table-cell table:style-name="ce2" table:number-columns-spanned="5">
                <text:p text:style-name="P5"><text:span text:style-name="T7">Akcija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columns-spanned="3">
                <text:p text:style-name="P5"><text:span text:style-name="T7">NovoStanje</text:span></text:p>
              </table:table-cell>
              <table:covered-table-cell table:style-name="ce4"/>
              <table:covered-table-cell table:style-name="ce5"/>
            </table:table-row>
            <table:table-row table:style-name="ro1" table:default-cell-style-name="ce8">
              <table:table-cell table:style-name="ce6"/>
              <table:table-cell table:style-name="ce7">
                <text:p text:style-name="P5"><text:span text:style-name="T7">a</text:span></text:p>
              </table:table-cell>
              <table:table-cell>
                <text:p text:style-name="P5"><text:span text:style-name="T7">b</text:span></text:p>
              </table:table-cell>
              <table:table-cell>
                <text:p text:style-name="P5"><text:span text:style-name="T7">c</text:span></text:p>
              </table:table-cell>
              <table:table-cell>
                <text:p text:style-name="P5"><text:span text:style-name="T7">d</text:span></text:p>
              </table:table-cell>
              <table:table-cell table:style-name="ce9">
                <text:p text:style-name="P5"><text:span text:style-name="T7">┴</text:span></text:p>
              </table:table-cell>
              <table:table-cell table:style-name="ce10">
                <text:p text:style-name="P5"><text:span text:style-name="T7">S</text:span></text:p>
              </table:table-cell>
              <table:table-cell table:style-name="ce11">
                <text:p text:style-name="P5"><text:span text:style-name="T7">A</text:span></text:p>
              </table:table-cell>
              <table:table-cell table:style-name="ce12">
                <text:p text:style-name="P5"><text:span text:style-name="T7">B</text:span></text:p>
              </table:table-cell>
            </table:table-row>
            <table:table-row table:style-name="ro1" table:default-cell-style-name="ce22">
              <table:table-cell table:style-name="ce6">
                <text:p text:style-name="P5"><text:span text:style-name="T8">0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1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2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3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4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5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2" table:default-cell-style-name="ce22">
              <table:table-cell table:style-name="ce6">
                <text:p text:style-name="P5"><text:span text:style-name="T8">6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7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813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912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6">
                <text:p text:style-name="P5"><text:span text:style-name="T8">10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2">
              <table:table-cell table:style-name="ce19">
                <text:p text:style-name="P5"><text:span text:style-name="T7">11</text:span></text:p>
              </table:table-cell>
              <table:table-cell table:style-name="ce21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</table:table>
          <draw:image xlink:href="Pictures/TablePreview2.svm" xlink:type="simple" xlink:show="embed" xlink:actuate="onLoad"/>
        </draw:frame>
        <draw:frame draw:style-name="gr6" draw:layer="layout" svg:width="4.968cm" svg:height="1.048cm" svg:x="0.305cm" svg:y="17.374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6" draw:layer="layout" svg:width="3.797cm" svg:height="1.048cm" svg:x="5.08cm" svg:y="17.374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6" draw:layer="layout" svg:width="3.796cm" svg:height="1.048cm" svg:x="9.525cm" svg:y="17.367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6" draw:layer="layout" svg:width="4.986cm" svg:height="1.048cm" svg:x="0.305cm" svg:y="18.99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4.474cm" svg:height="1.048cm" svg:x="5.08cm" svg:y="19.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4.444cm" svg:height="1.048cm" svg:x="9.526cm" svg:y="19.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id="id46" draw:layer="layout" svg:width="1.27cm" svg:height="0.962cm" svg:x="2.032cm" svg:y="4.572cm">
          <draw:text-box>
            <text:p>p1</text:p>
          </draw:text-box>
        </draw:frame>
        <draw:frame draw:style-name="gr16" draw:id="id47" draw:layer="layout" svg:width="1.27cm" svg:height="0.962cm" svg:x="4.826cm" svg:y="5.588cm">
          <draw:text-box>
            <text:p>p6</text:p>
          </draw:text-box>
        </draw:frame>
        <draw:frame draw:style-name="gr17" draw:id="id48" draw:layer="layout" svg:width="1.27cm" svg:height="1.397cm" svg:x="6.35cm" svg:y="5.588cm">
          <draw:text-box>
            <text:p>p7</text:p>
          </draw:text-box>
        </draw:frame>
        <draw:frame draw:style-name="gr18" draw:id="id49" draw:layer="layout" svg:width="1.27cm" svg:height="0.962cm" svg:x="3.556cm" svg:y="6.604cm">
          <draw:text-box>
            <text:p>p3</text:p>
          </draw:text-box>
        </draw:frame>
        <draw:frame draw:style-name="gr19" draw:id="id50" draw:layer="layout" svg:width="1.27cm" svg:height="0.962cm" svg:x="4.826cm" svg:y="8.56cm">
          <draw:text-box>
            <text:p>p5</text:p>
          </draw:text-box>
        </draw:frame>
        <draw:frame draw:style-name="gr1" draw:id="id51" draw:layer="layout" svg:width="1.905cm" svg:height="0.962cm" svg:x="4.572cm" svg:y="10.465cm">
          <draw:text-box>
            <text:p>p10</text:p>
          </draw:text-box>
        </draw:frame>
        <draw:frame draw:style-name="gr1" draw:id="id52" draw:layer="layout" svg:width="1.905cm" svg:height="0.962cm" svg:x="6.096cm" svg:y="10.465cm">
          <draw:text-box>
            <text:p>p11</text:p>
          </draw:text-box>
        </draw:frame>
        <draw:frame draw:style-name="gr1" draw:id="id56" draw:layer="layout" svg:width="1.27cm" svg:height="0.962cm" svg:x="4.826cm" svg:y="12.37cm">
          <draw:text-box>
            <text:p>r4</text:p>
          </draw:text-box>
        </draw:frame>
        <draw:frame draw:style-name="gr1" draw:id="id60" draw:layer="layout" svg:width="1.524cm" svg:height="0.962cm" svg:x="3.556cm" svg:y="15.367cm">
          <draw:text-box>
            <text:p>r5</text:p>
          </draw:text-box>
        </draw:frame>
        <draw:frame draw:style-name="gr1" draw:id="id61" draw:layer="layout" svg:width="1.905cm" svg:height="0.962cm" svg:x="4.826cm" svg:y="15.367cm">
          <draw:text-box>
            <text:p>r3</text:p>
          </draw:text-box>
        </draw:frame>
        <draw:frame draw:style-name="gr20" draw:id="id58" draw:layer="layout" svg:width="1.27cm" svg:height="0.962cm" svg:x="4.826cm" svg:y="13.335cm">
          <draw:text-box>
            <text:p>r6</text:p>
          </draw:text-box>
        </draw:frame>
        <draw:frame draw:style-name="gr1" draw:id="id59" draw:layer="layout" svg:width="1.27cm" svg:height="0.962cm" svg:x="4.826cm" svg:y="14.275cm">
          <draw:text-box>
            <text:p>p6</text:p>
          </draw:text-box>
        </draw:frame>
        <draw:frame draw:style-name="gr1" draw:layer="layout" svg:width="1.905cm" svg:height="0.962cm" svg:x="54.102cm" svg:y="10.465cm">
          <draw:text-box>
            <text:p>s912</text:p>
          </draw:text-box>
        </draw:frame>
        <draw:frame draw:style-name="gr1" draw:id="id54" draw:layer="layout" svg:width="1.27cm" svg:height="0.962cm" svg:x="4.826cm" svg:y="11.43cm">
          <draw:text-box>
            <text:p>r5</text:p>
          </draw:text-box>
        </draw:frame>
        <draw:frame draw:style-name="gr21" draw:id="id53" draw:layer="layout" svg:width="1.27cm" svg:height="1.27cm" svg:x="3.556cm" svg:y="11.43cm">
          <draw:text-box>
            <text:p>r3</text:p>
          </draw:text-box>
        </draw:frame>
        <draw:frame draw:style-name="gr19" draw:id="id57" draw:layer="layout" svg:width="1.27cm" svg:height="0.962cm" svg:x="3.556cm" svg:y="13.335cm">
          <draw:text-box>
            <text:p>r6</text:p>
          </draw:text-box>
        </draw:frame>
        <draw:frame draw:style-name="gr1" draw:id="id55" draw:layer="layout" svg:width="1.524cm" svg:height="0.962cm" svg:x="3.556cm" svg:y="12.37cm">
          <draw:text-box>
            <text:p>r4</text:p>
          </draw:text-box>
        </draw:frame>
        <draw:frame draw:style-name="gr1" draw:id="id62" draw:layer="layout" svg:width="1.27cm" svg:height="0.962cm" svg:x="10.795cm" svg:y="5.588cm">
          <draw:text-box>
            <text:p>s2</text:p>
          </draw:text-box>
        </draw:frame>
        <draw:frame draw:style-name="gr1" draw:id="id63" draw:layer="layout" svg:width="1.905cm" svg:height="0.962cm" svg:x="12.7cm" svg:y="5.588cm">
          <draw:text-box>
            <text:p>s4</text:p>
          </draw:text-box>
        </draw:frame>
        <draw:frame draw:style-name="gr22" draw:id="id65" draw:layer="layout" svg:width="2.54cm" svg:height="0.962cm" svg:x="12.065cm" svg:y="10.414cm">
          <draw:text-box>
            <text:p>s813</text:p>
          </draw:text-box>
        </draw:frame>
        <draw:frame draw:style-name="gr1" draw:id="id66" draw:layer="layout" svg:width="2.54cm" svg:height="0.962cm" svg:x="10.414cm" svg:y="14.224cm">
          <draw:text-box>
            <text:p>s912</text:p>
          </draw:text-box>
        </draw:frame>
        <draw:frame draw:style-name="gr1" draw:id="id67" draw:layer="layout" svg:width="2.54cm" svg:height="0.962cm" svg:x="12.065cm" svg:y="14.224cm">
          <draw:text-box>
            <text:p>s813</text:p>
          </draw:text-box>
        </draw:frame>
        <draw:frame draw:style-name="gr21" draw:id="id64" draw:layer="layout" svg:width="2.54cm" svg:height="1.27cm" svg:x="10.414cm" svg:y="10.414cm">
          <draw:text-box>
            <text:p>S912</text:p>
          </draw:text-box>
        </draw:frame>
        <draw:frame draw:style-name="gr1" draw:text-style-name="P11" draw:id="id68" draw:layer="layout" svg:width="9.525cm" svg:height="1.276cm" svg:x="16.51cm" svg:y="1.27cm">
          <draw:text-box>
            <text:p><text:span text:style-name="T11">LALR WI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68" smil:attributeName="visibility" smil:to="visible"/>
                  <anim:transitionFilter smil:dur="0.77s" smil:decelerate="1" smil:targetElement="id68" smil:type="fade" smil:subtype="crossfade"/>
                  <anim:animateTransform smil:dur="0.77s" smil:decelerate="1" smil:targetElement="id68" smil:from="0.1,0.1" smil:to="2,4.5" smil:attributeName="transform" svg:type="scale"/>
                  <anim:animateTransform smil:begin="0.77s" smil:dur="1.23s" smil:fill="hold" smil:accelerate="1" smil:targetElement="id68" smil:from="2,4.5" smil:to="1,1" smil:attributeName="transform" svg:type="scale"/>
                  <anim:set smil:dur="0.77s" smil:fill="hold" smil:targetElement="id68" smil:attributeName="x" smil:to="(0.5)"/>
                  <anim:animate smil:begin="0.77s" smil:dur="1.23s" smil:fill="hold" smil:accelerate="1" smil:targetElement="id68" smil:attributeName="x" smil:from="(0.5)" smil:to="(x)"/>
                  <anim:set smil:dur="0.77s" smil:fill="hold" smil:targetElement="id68" smil:attributeName="y" smil:to="(y+0.4)"/>
                  <anim:animate smil:begin="0.77s" smil:dur="1.23s" smil:fill="hold" smil:accelerate="1" smil:targetElement="id68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4.919cm" svg:x="1.4cm" svg:y="2.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Pomakni/Reduciraj</text:span> proturječje ne može nastati</text:p>
                <text:list>
                  <text:list-item>
                    <text:p text:id="id69"><text:span text:style-name="T3">s</text:span> i <text:span text:style-name="T3">t</text:span> stanja LR(1) parsera</text:p>
                  </text:list-item>
                  <text:list-item>
                    <text:p text:id="id70"><text:span text:style-name="T3">s</text:span> i <text:span text:style-name="T3">t</text:span> imaju jednake LR(0) stavke</text:p>
                  </text:list-item>
                  <text:list-item>
                    <text:p text:id="id71">Bilo koji <text:s/>završni znak 'a' desno od oznake točke nije u T<text:span text:style-name="T12">s</text:span> ni T<text:span text:style-name="T12">t</text:span></text:p>
                  </text:list-item>
                  <text:list-item>
                    <text:p text:id="id72">T<text:span text:style-name="T12">s</text:span>-skup pridružen potpunoj LR(1) stavci u stanju s</text:p>
                  </text:list-item>
                  <text:list-item>
                    <text:p text:id="id73">T<text:span text:style-name="T12">t</text:span>-skup pridružen potpunoj LR(1) stavci u stanju t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7cm" svg:x="1.271cm" svg:y="0.001cm" presentation:class="title" presentation:user-transformed="true">
          <draw:text-box>
            <text:list text:style-name="L1">
              <text:list-header>
                <text:p><text:span text:style-name="T1">Pomakni/Reduciraj proturječj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Grupiranjem nastaje stanje <text:span text:style-name="T3">st</text:span></text:p>
                  </text:list-item>
                  <text:list-item>
                    <text:p text:id="id74">'a' sigurno nije element T<text:span text:style-name="T12">s </text:span>U T<text:span text:style-name="T12">t</text:span></text:p>
                  </text:list-item>
                  <text:list-item>
                    <text:p text:id="id75"><text:span text:style-name="T13">Za bilo koji završni znak 'a' gramatike u stanju </text:span><text:span text:style-name="T14">st</text:span><text:span text:style-name="T13"> desno od oznake točke vrijedi 'a'</text:span> <text:span text:style-name="T15">∉</text:span>(T<text:span text:style-name="T12">s </text:span>U T<text:span text:style-name="T16">t</text:span><text:span text:style-name="T17">)</text:span></text:p>
                  </text:list-item>
                  <text:list-item>
                    <text:p text:id="id76"><text:span text:style-name="T3">Pomakni/Reduciraj</text:span> proturječje nemoguće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7cm" svg:x="1.272cm" svg:y="0.002cm" presentation:class="title" presentation:user-transformed="true">
          <draw:text-box>
            <text:list text:style-name="L1">
              <text:list-header>
                <text:p><text:span text:style-name="T1">Pomakni/Reduciraj proturječj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>
        <office:forms form:automatic-focus="false" form:apply-design-mode="false"/>
        <draw:connector draw:style-name="gr5" draw:text-style-name="P5" draw:layer="layout" draw:type="curve" draw:line-skew="1.639cm" svg:x1="7.255cm" svg:y1="15.673cm" svg:x2="19.705cm" svg:y2="10.089cm" svg:d="m7255 15673c11796 0 5571-5584 12450-5584">
          <text:p text:style-name="P5">c<text:line-break/><text:line-break/><text:line-break/><text:line-break/><text:line-break/><text:line-break/></text:p>
        </draw:connector>
        <draw:custom-shape draw:style-name="gr4" draw:text-style-name="P5" draw:id="id4" draw:layer="layout" svg:width="4.5cm" svg:height="3cm" svg:x="0.58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0.747cm" svg:height="0.796cm" svg:x="2.38cm" svg:y="1.9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4.367cm" svg:height="0.742cm" svg:x="0.58cm" svg:y="2.5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4.336cm" svg:height="0.742cm" svg:x="0.581cm" svg:y="3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7" draw:layer="layout" svg:width="1.8cm" svg:height="0.962cm" svg:x="1.78cm" svg:y="4.005cm">
          <draw:text-box>
            <text:p text:style-name="P9"><text:span text:style-name="T5">0</text:span></text:p>
          </draw:text-box>
        </draw:frame>
        <draw:custom-shape draw:style-name="gr4" draw:text-style-name="P5" draw:layer="layout" svg:width="4.5cm" svg:height="5.968cm" svg:x="6.805cm" svg:y="2.10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1.8cm" svg:height="0.962cm" svg:x="7.905cm" svg:y="6.973cm">
          <draw:text-box>
            <text:p text:style-name="P9"><text:span text:style-name="T5">1</text:span></text:p>
          </draw:text-box>
        </draw:frame>
        <draw:frame draw:style-name="gr6" draw:layer="layout" svg:width="4.367cm" svg:height="0.742cm" svg:x="6.905cm" svg:y="2.4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4.336cm" svg:height="0.742cm" svg:x="6.906cm" svg:y="3.27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3.358cm" svg:height="0.742cm" svg:x="6.906cm" svg:y="3.9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3.793cm" svg:height="0.742cm" svg:x="6.906cm" svg:y="4.67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3.327cm" svg:height="0.742cm" svg:x="6.906cm" svg:y="5.3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3.759cm" svg:height="0.742cm" svg:x="6.907cm" svg:y="6.0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7" draw:text-style-name="P5" draw:layer="layout" draw:type="line" svg:x1="5.08cm" svg:y1="3.505cm" svg:x2="6.805cm" svg:y2="5.089cm" draw:start-shape="id4" draw:start-glue-point="1" svg:d="m5080 3505 1725 1584">
          <text:p text:style-name="P5">a</text:p>
        </draw:connector>
        <draw:custom-shape draw:style-name="gr4" draw:text-style-name="P5" draw:layer="layout" svg:width="4.5cm" svg:height="2.1cm" svg:x="13.605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67cm" svg:height="0.742cm" svg:x="13.605cm" svg:y="2.30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7" draw:layer="layout" svg:width="1.8cm" svg:height="0.962cm" svg:x="14.705cm" svg:y="3.143cm">
          <draw:text-box>
            <text:p text:style-name="P9"><text:span text:style-name="T5">2</text:span></text:p>
          </draw:text-box>
        </draw:frame>
        <draw:custom-shape draw:style-name="gr4" draw:text-style-name="P5" draw:layer="layout" svg:width="4.5cm" svg:height="2.1cm" svg:x="13.605cm" svg:y="4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36cm" svg:height="0.742cm" svg:x="13.605cm" svg:y="4.60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7" draw:layer="layout" svg:width="1.8cm" svg:height="0.962cm" svg:x="14.705cm" svg:y="5.443cm">
          <draw:text-box>
            <text:p text:style-name="P9"><text:span text:style-name="T5">4</text:span></text:p>
          </draw:text-box>
        </draw:frame>
        <draw:connector draw:style-name="gr7" draw:text-style-name="P5" draw:layer="layout" draw:type="line" svg:x1="11.305cm" svg:y1="5.089cm" svg:x2="13.605cm" svg:y2="3.055cm" svg:d="m11305 5089 2300-2034">
          <text:p text:style-name="P5">A</text:p>
        </draw:connector>
        <draw:connector draw:style-name="gr7" draw:text-style-name="P5" draw:layer="layout" draw:type="line" svg:x1="11.305cm" svg:y1="5.089cm" svg:x2="13.605cm" svg:y2="5.355cm" svg:d="m11305 5089 2300 266">
          <text:p text:style-name="P5">B</text:p>
        </draw:connector>
        <draw:custom-shape draw:style-name="gr4" draw:text-style-name="P5" draw:layer="layout" svg:width="4.5cm" svg:height="2.1cm" svg:x="20.405cm" svg:y="2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67cm" svg:height="0.742cm" svg:x="20.405cm" svg:y="2.30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7" draw:layer="layout" svg:width="1.8cm" svg:height="0.962cm" svg:x="21.505cm" svg:y="3.143cm">
          <draw:text-box>
            <text:p text:style-name="P9"><text:span text:style-name="T5">3</text:span></text:p>
          </draw:text-box>
        </draw:frame>
        <draw:connector draw:style-name="gr8" draw:text-style-name="P5" draw:layer="layout" draw:type="line" svg:x1="18.105cm" svg:y1="3.055cm" svg:x2="20.405cm" svg:y2="3.055cm" svg:d="m18105 3055h2300">
          <text:p text:style-name="P5">b</text:p>
        </draw:connector>
        <draw:custom-shape draw:style-name="gr4" draw:text-style-name="P5" draw:layer="layout" svg:width="4.5cm" svg:height="2.1cm" svg:x="20.405cm" svg:y="4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4.336cm" svg:height="0.742cm" svg:x="20.405cm" svg:y="4.60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7" draw:layer="layout" svg:width="1.8cm" svg:height="0.962cm" svg:x="21.505cm" svg:y="5.443cm">
          <draw:text-box>
            <text:p text:style-name="P9"><text:span text:style-name="T5">5</text:span></text:p>
          </draw:text-box>
        </draw:frame>
        <draw:connector draw:style-name="gr8" draw:text-style-name="P5" draw:layer="layout" draw:type="line" svg:x1="18.105cm" svg:y1="5.355cm" svg:x2="20.405cm" svg:y2="5.355cm" svg:d="m18105 5355h2300">
          <text:p text:style-name="P5">c</text:p>
        </draw:connector>
        <draw:custom-shape draw:style-name="gr4" draw:text-style-name="P5" draw:layer="layout" svg:width="4.5cm" svg:height="5.968cm" svg:x="5.005cm" svg:y="9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8cm" svg:height="0.962cm" svg:x="6.105cm" svg:y="14.573cm">
          <draw:text-box>
            <text:p text:style-name="P9"><text:span text:style-name="T5">6</text:span></text:p>
          </draw:text-box>
        </draw:frame>
        <draw:frame draw:style-name="gr6" draw:layer="layout" svg:width="3.324cm" svg:height="0.742cm" svg:x="5.206cm" svg:y="10.67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layer="layout" svg:width="3.793cm" svg:height="0.742cm" svg:x="5.206cm" svg:y="9.87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layer="layout" svg:width="3.361cm" svg:height="0.742cm" svg:x="5.206cm" svg:y="12.97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layer="layout" svg:width="3.793cm" svg:height="0.742cm" svg:x="5.207cm" svg:y="13.77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3.759cm" svg:height="0.742cm" svg:x="5.207cm" svg:y="11.37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layer="layout" svg:width="3.759cm" svg:height="0.742cm" svg:x="5.208cm" svg:y="12.17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" draw:text-style-name="P5" draw:id="id5" draw:layer="layout" svg:width="4.5cm" svg:height="3cm" svg:x="0.635cm" svg:y="15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77" draw:layer="layout" svg:width="3.358cm" svg:height="0.742cm" svg:x="1.035cm" svg:y="16.17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id="id78" draw:layer="layout" svg:width="3.327cm" svg:height="0.742cm" svg:x="1.036cm" svg:y="17.07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0" draw:text-style-name="P7" draw:id="id79" draw:layer="layout" svg:width="1.6cm" svg:height="0.962cm" svg:x="1.835cm" svg:y="18.14cm">
          <draw:text-box>
            <text:p text:style-name="P9"><text:span text:style-name="T5">7</text:span></text:p>
          </draw:text-box>
        </draw:frame>
        <draw:connector draw:style-name="gr11" draw:text-style-name="P5" draw:layer="layout" draw:type="curve" svg:x1="6.805cm" svg:y1="5.089cm" svg:x2="2.885cm" svg:y2="15.875cm" draw:end-shape="id5" draw:end-glue-point="0" svg:d="m6805 5089c0 7714-3920 2322-3920 10786">
          <text:p text:style-name="P5">d <text:s text:c="15"/></text:p>
        </draw:connector>
        <draw:custom-shape draw:style-name="gr4" draw:text-style-name="P5" draw:id="id80" draw:layer="layout" svg:width="4.5cm" svg:height="3cm" svg:x="13.605cm" svg:y="6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id="id81" draw:layer="layout" svg:width="3.324cm" svg:height="0.742cm" svg:x="14.005cm" svg:y="7.2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id="id82" draw:layer="layout" svg:width="3.361cm" svg:height="0.742cm" svg:x="14.006cm" svg:y="8.10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7" draw:id="id83" draw:layer="layout" svg:width="1.6cm" svg:height="1.062cm" svg:x="14.805cm" svg:y="8.805cm">
          <draw:text-box>
            <text:p text:style-name="P7"><text:span text:style-name="T5">11</text:span></text:p>
          </draw:text-box>
        </draw:frame>
        <draw:connector draw:style-name="gr13" draw:text-style-name="P5" draw:layer="layout" draw:type="line" svg:x1="9.055cm" svg:y1="8.073cm" svg:x2="7.255cm" svg:y2="9.705cm" svg:d="m9055 8073-1800 1632">
          <text:p text:style-name="P5"><text:s text:c="2"/>c</text:p>
        </draw:connector>
        <draw:connector draw:style-name="gr7" draw:text-style-name="P5" draw:layer="layout" draw:type="curve" draw:line-skew="-1.022cm" svg:x1="9.505cm" svg:y1="12.689cm" svg:x2="13.605cm" svg:y2="8.405cm" svg:d="m9505 12689c0-4746 4100-2604 4100-4284">
          <text:p text:style-name="P5">d</text:p>
        </draw:connector>
        <draw:custom-shape draw:style-name="gr4" draw:text-style-name="P5" draw:layer="layout" svg:width="4.5cm" svg:height="5.968cm" svg:x="19.705cm" svg:y="7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8cm" svg:height="0.962cm" svg:x="20.805cm" svg:y="11.973cm">
          <draw:text-box>
            <text:p text:style-name="P9"><text:span text:style-name="T5">10</text:span></text:p>
          </draw:text-box>
        </draw:frame>
        <draw:frame draw:style-name="gr6" draw:layer="layout" svg:width="3.358cm" svg:height="0.742cm" svg:x="19.906cm" svg:y="8.07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layer="layout" svg:width="3.759cm" svg:height="0.742cm" svg:x="19.906cm" svg:y="7.27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" draw:layer="layout" svg:width="3.327cm" svg:height="0.742cm" svg:x="19.906cm" svg:y="10.37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layer="layout" svg:width="3.759cm" svg:height="0.742cm" svg:x="19.907cm" svg:y="11.17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layer="layout" svg:width="3.793cm" svg:height="0.742cm" svg:x="19.907cm" svg:y="8.773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layer="layout" svg:width="3.793cm" svg:height="0.742cm" svg:x="19.908cm" svg:y="9.57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14" draw:text-style-name="P5" draw:layer="layout" draw:type="curve" draw:line-skew="5.13cm" svg:x1="21.955cm" svg:y1="13.073cm" svg:x2="5.135cm" svg:y2="17.375cm" draw:end-shape="id5" draw:end-glue-point="1" svg:d="m21955 13073c-4545 0 3865 4302-16820 4302">
          <text:p text:style-name="P5">d</text:p>
        </draw:connector>
        <draw:custom-shape draw:style-name="gr4" draw:text-style-name="P5" draw:layer="layout" svg:width="4.5cm" svg:height="2.1cm" svg:x="12.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793cm" svg:height="0.742cm" svg:x="13cm" svg:y="10.4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7" draw:layer="layout" svg:width="1.8cm" svg:height="0.962cm" svg:x="13.9cm" svg:y="11.198cm">
          <draw:text-box>
            <text:p text:style-name="P9"><text:span text:style-name="T5">8</text:span></text:p>
          </draw:text-box>
        </draw:frame>
        <draw:custom-shape draw:style-name="gr4" draw:text-style-name="P5" draw:id="id6" draw:layer="layout" svg:width="4.5cm" svg:height="2.1cm" svg:x="12.645cm" svg:y="18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759cm" svg:height="0.742cm" svg:x="13.284cm" svg:y="18.46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7" draw:text-style-name="P5" draw:layer="layout" draw:type="curve" svg:x1="9.505cm" svg:y1="12.689cm" svg:x2="12.7cm" svg:y2="11.21cm" svg:d="m9505 12689c2397 0 800-1479 3195-1479">
          <text:p text:style-name="P5">B <text:s text:c="2"/></text:p>
        </draw:connector>
        <draw:connector draw:style-name="gr7" draw:text-style-name="P5" draw:layer="layout" draw:type="curve" svg:x1="9.505cm" svg:y1="12.689cm" svg:x2="12.645cm" svg:y2="19.225cm" draw:end-shape="id6" draw:end-glue-point="3" svg:d="m9505 12689c1980 0 410 6536 3140 6536">
          <text:p text:style-name="P5">A <text:s text:c="2"/></text:p>
        </draw:connector>
        <draw:connector draw:style-name="gr8" draw:text-style-name="P5" draw:layer="layout" draw:type="curve" draw:line-skew="3.175cm" svg:x1="21.955cm" svg:y1="13.073cm" svg:x2="7.255cm" svg:y2="15.673cm" svg:d="m21955 13073c-6262 0 1087 2600-14700 2600">
          <text:p text:style-name="P5">c</text:p>
        </draw:connector>
        <draw:custom-shape draw:style-name="gr4" draw:text-style-name="P5" draw:layer="layout" svg:width="4.5cm" svg:height="2.1cm" svg:x="22.805cm" svg:y="14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793cm" svg:height="0.742cm" svg:x="23.105cm" svg:y="14.30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7" draw:layer="layout" svg:width="1.8cm" svg:height="0.962cm" svg:x="24.005cm" svg:y="15.043cm">
          <draw:text-box>
            <text:p text:style-name="P9"><text:span text:style-name="T5">12</text:span></text:p>
          </draw:text-box>
        </draw:frame>
        <draw:custom-shape draw:style-name="gr4" draw:text-style-name="P5" draw:layer="layout" svg:width="4.5cm" svg:height="2.1cm" svg:x="22.805cm" svg:y="16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759cm" svg:height="0.742cm" svg:x="23.105cm" svg:y="16.90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7" draw:layer="layout" svg:width="1.8cm" svg:height="0.962cm" svg:x="24.005cm" svg:y="17.643cm">
          <draw:text-box>
            <text:p text:style-name="P9"><text:span text:style-name="T5">13</text:span></text:p>
          </draw:text-box>
        </draw:frame>
        <draw:connector draw:style-name="gr13" draw:text-style-name="P5" draw:layer="layout" draw:type="curve" svg:x1="24.205cm" svg:y1="10.089cm" svg:x2="25.055cm" svg:y2="14.005cm" svg:d="m24205 10089c0 2937 850 979 850 3916">
          <text:p text:style-name="P5"><text:s text:c="5"/>A</text:p>
        </draw:connector>
        <draw:connector draw:style-name="gr8" draw:text-style-name="P5" draw:layer="layout" draw:type="curve" svg:x1="21.955cm" svg:y1="13.073cm" svg:x2="22.805cm" svg:y2="17.655cm" svg:d="m21955 13073c0 3436 850 1146 850 4582">
          <text:p text:style-name="P5">B <text:s text:c="5"/></text:p>
        </draw:connector>
        <draw:frame draw:style-name="gr15" draw:text-style-name="P9" draw:layer="layout" svg:width="0.853cm" svg:height="0.963cm" svg:x="13.915cm" svg:y="19.357cm">
          <draw:text-box>
            <text:p text:style-name="P9"><text:span text:style-name="T6">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" smil:attributeName="fill-color" smil:to="#00ffff" anim:color-interpolation="rgb" anim:color-interpolation-direction="clockwise"/>
                  <anim:set smil:dur="0.5s" smil:fill="hold" smil:targetElement="id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7" smil:attributeName="fill-color" smil:to="#333399" anim:color-interpolation="rgb" anim:color-interpolation-direction="clockwise"/>
                  <anim:set smil:dur="0.5s" smil:fill="hold" smil:targetElement="id7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8" smil:attributeName="fill-color" smil:to="#333399" anim:color-interpolation="rgb" anim:color-interpolation-direction="clockwise"/>
                  <anim:set smil:dur="0.5s" smil:fill="hold" smil:targetElement="id7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333399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0" smil:attributeName="fill-color" smil:to="#00ffff" anim:color-interpolation="rgb" anim:color-interpolation-direction="clockwise"/>
                  <anim:set smil:dur="0.5s" smil:fill="hold" smil:targetElement="id8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1" smil:attributeName="fill-color" smil:to="#333399" anim:color-interpolation="rgb" anim:color-interpolation-direction="clockwise"/>
                  <anim:set smil:dur="0.5s" smil:fill="hold" smil:targetElement="id8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2" smil:attributeName="fill-color" smil:to="#333399" anim:color-interpolation="rgb" anim:color-interpolation-direction="clockwise"/>
                  <anim:set smil:dur="0.5s" smil:fill="hold" smil:targetElement="id8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3" smil:attributeName="fill-color" smil:to="#333399" anim:color-interpolation="rgb" anim:color-interpolation-direction="clockwise"/>
                  <anim:set smil:dur="0.5s" smil:fill="hold" smil:targetElement="id83" smil:attributeName="fill" smil:to="solid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9">
        <office:forms form:automatic-focus="false" form:apply-design-mode="false"/>
        <draw:frame presentation:style-name="pr4" draw:layer="layout" svg:width="25.199cm" svg:height="3.507cm" svg:x="1.27cm" svg:y="0cm" presentation:class="title" presentation:user-transformed="true">
          <draw:text-box>
            <text:list text:style-name="L1">
              <text:list-header>
                <text:p><text:span text:style-name="T1">Reduciraj/Reduciraj proturječje</text:span></text:p>
              </text:list-header>
            </text:list>
          </draw:text-box>
        </draw:frame>
        <draw:frame presentation:style-name="pr7" draw:layer="layout" svg:width="25.199cm" svg:height="13.707cm" svg:x="1.27cm" svg:y="3.175cm" presentation:class="outline" presentation:user-transformed="true">
          <draw:text-box>
            <text:list text:style-name="L2">
              <text:list-item>
                <text:p>Stanje 11<text:span text:style-name="T3">:</text:span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tanje 7<text:span text:style-name="T3">:</text:span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tanje 711<text:span text:style-name="T3">:</text:span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id="id84" draw:layer="layout" svg:width="4.114cm" svg:height="0.914cm" svg:x="8.001cm" svg:y="4.80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6" draw:id="id85" draw:layer="layout" svg:width="4.113cm" svg:height="0.94cm" svg:x="8.001cm" svg:y="6.04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id="id86" draw:layer="layout" svg:width="4.115cm" svg:height="0.914cm" svg:x="7.62cm" svg:y="9.24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id="id87" draw:layer="layout" svg:width="4.113cm" svg:height="0.94cm" svg:x="7.62cm" svg:y="10.49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6" draw:id="id88" draw:layer="layout" svg:width="4.093cm" svg:height="0.813cm" svg:x="7.62cm" svg:y="13.335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id="id89" draw:layer="layout" svg:width="4.091cm" svg:height="0.813cm" svg:x="7.62cm" svg:y="14.605cm">
          <draw:object xlink:href="./Object 44" xlink:type="simple" xlink:show="embed" xlink:actuate="onLoad"/>
          <draw:image xlink:href="./ObjectReplacements/Object 4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4" smil:attributeName="visibility" smil:to="visible"/>
                  <anim:transitionFilter smil:dur="2s" smil:targetElement="id84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85" smil:attributeName="visibility" smil:to="visible"/>
                  <anim:transitionFilter smil:dur="2s" smil:targetElement="id8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6" smil:attributeName="visibility" smil:to="visible"/>
                  <anim:transitionFilter smil:dur="2s" smil:targetElement="id86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87" smil:attributeName="visibility" smil:to="visible"/>
                  <anim:transitionFilter smil:dur="2s" smil:targetElement="id87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8" smil:attributeName="visibility" smil:to="visible"/>
                  <anim:transitionFilter smil:dur="2s" smil:targetElement="id88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89" smil:attributeName="visibility" smil:to="visible"/>
                  <anim:transitionFilter smil:dur="2s" smil:targetElement="id89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9">
        <office:forms form:automatic-focus="false" form:apply-design-mode="false"/>
        <draw:custom-shape draw:style-name="gr3" draw:text-style-name="P12" draw:id="id90" draw:layer="layout" svg:width="17.78cm" svg:height="1.905cm" svg:x="5.08cm" svg:y="8.255cm">
          <text:p text:style-name="P5"><text:span text:style-name="T18">Deklaracij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id="id91" draw:layer="layout" svg:width="17.78cm" svg:height="4.445cm" svg:x="5.08cm" svg:y="10.16cm">
          <text:p text:style-name="P5">%%</text:p>
          <text:p text:style-name="P5"><text:span text:style-name="T18">Pravila prevođenja</text:span></text:p>
          <text:p text:style-name="P5">%%</text:p>
          <draw:enhanced-geometry svg:viewBox="0 0 21600 21600" draw:type="rectangle" draw:enhanced-path="M 0 0 L 21600 0 21600 21600 0 21600 0 0 Z N"/>
        </draw:custom-shape>
        <draw:custom-shape draw:style-name="gr3" draw:text-style-name="P12" draw:id="id92" draw:layer="layout" svg:width="17.78cm" svg:height="1.905cm" svg:x="5.08cm" svg:y="14.605cm">
          <text:p text:style-name="P5"><text:span text:style-name="T18">Pomoćne C procedure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4" draw:text-style-name="P4" draw:layer="layout" svg:width="25.199cm" svg:height="3.507cm" svg:x="1.905cm" svg:y="1.27cm" presentation:class="title" presentation:user-transformed="true">
          <draw:text-box>
            <text:p><text:span text:style-name="T1">Definicija sinataksnog analizato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0" smil:attributeName="visibility" smil:to="visible"/>
                  <anim:transitionFilter smil:dur="2s" smil:targetElement="id90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1" smil:attributeName="visibility" smil:to="visible"/>
                  <anim:transitionFilter smil:dur="2s" smil:targetElement="id9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2" smil:attributeName="visibility" smil:to="visible"/>
                  <anim:transitionFilter smil:dur="2s" smil:targetElement="id92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9">
        <office:forms form:automatic-focus="false" form:apply-design-mode="false"/>
        <draw:frame presentation:style-name="pr4" draw:text-style-name="P4" draw:layer="layout" svg:width="25.199cm" svg:height="3.507cm" svg:x="1.471cm" svg:y="1.27cm" presentation:class="title" presentation:user-transformed="true">
          <draw:text-box>
            <text:p><text:span text:style-name="T1">Deklaracije</text:span></text:p>
          </draw:text-box>
        </draw:frame>
        <draw:frame presentation:style-name="pr8" draw:layer="layout" svg:width="25.199cm" svg:height="6.611cm" svg:x="1.27cm" svg:y="12.7cm" presentation:class="outline" presentation:user-transformed="true">
          <draw:text-box>
            <text:list text:style-name="L2">
              <text:list-item>
                <text:p text:id="id96">Token-ključna riječ za definiranje završnih znakova gramatika</text:p>
              </text:list-item>
              <text:list-item>
                <text:p text:id="id97">Tokeni najčešće dolaze iz LEX-a</text:p>
              </text:list-item>
            </text:list>
          </draw:text-box>
        </draw:frame>
        <draw:custom-shape draw:style-name="gr3" draw:text-style-name="P5" draw:id="id93" draw:layer="layout" svg:width="5.715cm" svg:height="6.35cm" svg:x="3.175cm" svg:y="5.715cm">
          <text:p text:style-name="P5">Deklaracije</text:p>
          <draw:enhanced-geometry svg:viewBox="0 0 21600 21600" draw:type="rectangle" draw:enhanced-path="M 0 0 L 21600 0 21600 21600 0 21600 0 0 Z N"/>
        </draw:custom-shape>
        <draw:custom-shape draw:style-name="gr3" draw:text-style-name="P5" draw:id="id94" draw:layer="layout" svg:width="12.7cm" svg:height="4.445cm" svg:x="8.89cm" svg:y="5.715cm">
          <text:p text:style-name="P13">%{</text:p>
          <text:p text:style-name="P5"/>
          <text:p text:style-name="P5">Deklaracije koje koriste C jezični procesor</text:p>
          <text:p text:style-name="P13"/>
          <text:p text:style-name="P13">%}</text:p>
          <draw:enhanced-geometry svg:viewBox="0 0 21600 21600" draw:type="rectangle" draw:enhanced-path="M 0 0 L 21600 0 21600 21600 0 21600 0 0 Z N"/>
        </draw:custom-shape>
        <draw:custom-shape draw:style-name="gr3" draw:text-style-name="P5" draw:id="id95" draw:layer="layout" svg:width="12.7cm" svg:height="1.905cm" svg:x="8.89cm" svg:y="10.16cm">
          <text:p text:style-name="P5">% Deklaracije završnih znakova gramatik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3" smil:attributeName="visibility" smil:to="visible"/>
                  <anim:transitionFilter smil:dur="2s" smil:targetElement="id9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4" smil:attributeName="visibility" smil:to="visible"/>
                  <anim:transitionFilter smil:dur="2s" smil:targetElement="id9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5" smil:attributeName="visibility" smil:to="visible"/>
                  <anim:transitionFilter smil:dur="2s" smil:targetElement="id9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9">
        <office:forms form:automatic-focus="false" form:apply-design-mode="false"/>
        <draw:frame presentation:style-name="pr5" draw:id="id7" draw:layer="layout" svg:width="28.575cm" svg:height="14.484cm" svg:x="0cm" svg:y="4.554cm" presentation:class="outline" presentation:user-transformed="true">
          <draw:text-box>
            <text:list text:style-name="L2">
              <text:list-item>
                <text:p text:id="id98">Produkcija gramatike:</text:p>
              </text:list-item>
              <text:list-item>
                <text:p text:id="id99">&lt;LijevaStrana&gt; <text:s text:c="9"/>DesnaStrana<text:span text:style-name="T12">1</text:span> |DesnaStrana<text:span text:style-name="T12">2</text:span>|...|DesnaStrana<text:span text:style-name="T12">n</text:span></text:p>
              </text:list-item>
              <text:list-item>
                <text:p text:id="id101">Zapis u Yacc-u:</text:p>
              </text:list-item>
              <text:list-item>
                <text:p text:id="id102">&lt;LijevaStrana&gt; : DesnaStrana<text:span text:style-name="T12">1</text:span>{Semantička akcija<text:span text:style-name="T12">1</text:span>} <text:s text:c="26"/>|DesnaStrana<text:span text:style-name="T12">2</text:span><text:span text:style-name="T19">{</text:span>Semantička akcija<text:span text:style-name="T12">2</text:span>}</text:p>
                <text:p text:id="id103"><text:s text:c="24"/>|...</text:p>
                <text:p text:id="id104"><text:s text:c="24"/>|DesnaStrana<text:span text:style-name="T12">n</text:span><text:span text:style-name="T19">{</text:span>Semantička akcija<text:span text:style-name="T12">n</text:span>}</text:p>
              </text:list-item>
            </text:list>
          </draw:text-box>
        </draw:frame>
        <draw:connector draw:style-name="gr23" draw:text-style-name="P5" draw:layer="layout" draw:type="line" svg:x1="14.287cm" svg:y1="4.554cm" svg:x2="14.287cm" svg:y2="4.554cm" draw:start-shape="id7" draw:end-shape="id7" svg:d="">
          <text:p/>
        </draw:connector>
        <draw:polyline draw:style-name="gr23" draw:text-style-name="P5" draw:id="id100" draw:layer="layout" svg:width="2.539cm" svg:height="0cm" svg:x="8.89cm" svg:y="6.985cm" svg:viewBox="0 0 2540 0" draw:points="0,0 2540,0">
          <text:p/>
        </draw:polyline>
        <draw:frame presentation:style-name="pr4" draw:text-style-name="P4" draw:layer="layout" svg:width="25.199cm" svg:height="3.507cm" svg:x="1.402cm" svg:y="0.839cm" presentation:class="title" presentation:user-transformed="true">
          <draw:text-box>
            <text:p><text:span text:style-name="T1">Pravila prevođe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2T1">
        <office:forms form:automatic-focus="false" form:apply-design-mode="false"/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05">Početni nezavršni znak</text:p>
                <text:list>
                  <text:list-item>
                    <text:p text:id="id106">na lijevoj strani prve produkcije</text:p>
                  </text:list-item>
                </text:list>
              </text:list-item>
              <text:list-item>
                <text:p text:id="id107">Znakovi u jednostrukim navodnicima</text:p>
                <text:list>
                  <text:list-item>
                    <text:p text:id="id108">završni znakovi gramatike kao: </text:p>
                    <text:list>
                      <text:list-item>
                        <text:p text:id="id109">'a' predstavlja završni znak </text:p>
                      </text:list-item>
                      <text:list-item>
                        <text:p text:id="id110">'-' predstavlja završni znak</text:p>
                      </text:list-item>
                      <text:list-item>
                        <text:p text:id="id111">ppj predstavlja nezavršni znak osim ako nije deklariran naredbom %toke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507cm" svg:x="1.401cm" svg:y="0.838cm" presentation:class="title" presentation:user-transformed="true">
          <draw:text-box>
            <text:p><text:span text:style-name="T1">Pravila prevođe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2s" smil:targetElement="id1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2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2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2T1">
        <office:forms form:automatic-focus="false" form:apply-design-mode="false"/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12">Semantičke akcije</text:p>
                <text:list>
                  <text:list-item>
                    <text:p text:id="id113">Grade se primjenom programskog jezika C</text:p>
                  </text:list-item>
                  <text:list-item>
                    <text:p text:id="id114">Definiraju svojstva znakova gramatike</text:p>
                  </text:list-item>
                  <text:list-item>
                    <text:p text:id="id115">Svojstvo na lijevoj strani pomoću <text:s/>$$</text:p>
                  </text:list-item>
                  <text:list-item>
                    <text:p text:id="id116">Svojstva na desnoj strani pomoću $j gdje je j broj znaka desne strane produkcije počevši od jedan</text:p>
                  </text:list-item>
                  <text:list-item>
                    <text:p text:id="id117">Izvode se tijekom redukcije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4" draw:text-style-name="P4" draw:layer="layout" svg:width="25.199cm" svg:height="3.507cm" svg:x="1.401cm" svg:y="0.838cm" presentation:class="title" presentation:user-transformed="true">
          <draw:text-box>
            <text:p><text:span text:style-name="T1">Pravila prevođe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18">Neki izraz ima pridruženo svojstvo koje ima značenje vrijednosti tog izraza:</text:p>
              </text:list-item>
              <text:list-item>
                <text:p text:id="id119">&lt;izraz&gt;<text:span text:style-name="T12">s</text:span> <text:s text:c="10"/>&lt;izraz&gt;<text:span text:style-name="T12">t</text:span> +&lt;izraz&gt;<text:span text:style-name="T12">u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id="id122">Zapis u Yacc-u:</text:p>
              </text:list-item>
              <text:list-item>
                <text:p text:id="id123">Izraz: Izraz '+' Izraz {$$=$1+$3} </text:p>
              </text:list-item>
            </text:list>
          </draw:text-box>
        </draw:frame>
        <draw:polyline draw:style-name="gr23" draw:text-style-name="P5" draw:id="id120" draw:layer="layout" svg:width="2.539cm" svg:height="0cm" svg:x="6.985cm" svg:y="7.62cm" svg:viewBox="0 0 2540 0" draw:points="0,0 2540,0">
          <text:p/>
        </draw:polyline>
        <draw:frame presentation:style-name="pr4" draw:text-style-name="P4" draw:layer="layout" svg:width="25.199cm" svg:height="3.507cm" svg:x="1.401cm" svg:y="0.838cm" presentation:class="title" presentation:user-transformed="true">
          <draw:text-box>
            <text:p><text:span text:style-name="T1">Pravila prevođenja</text:span></text:p>
          </draw:text-box>
        </draw:frame>
        <draw:frame draw:style-name="gr6" draw:id="id121" draw:layer="layout" svg:width="2.54cm" svg:height="0.737cm" svg:x="10.654cm" svg:y="8.506cm">
          <draw:object xlink:href="./Object 45" xlink:type="simple" xlink:show="embed" xlink:actuate="onLoad"/>
          <draw:image xlink:href="./ObjectReplacements/Object 4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>
        <office:forms form:automatic-focus="false" form:apply-design-mode="false"/>
        <draw:frame presentation:style-name="pr5" draw:layer="layout" svg:width="25.199cm" svg:height="13.861cm" svg:x="1.4cm" svg:y="2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id="id124">Različiti pomoćni potprogrami</text:p>
                <text:list>
                  <text:list-item>
                    <text:p text:id="id125">Potprogram postupka oporavka od pogreške</text:p>
                  </text:list-item>
                  <text:list-item>
                    <text:p text:id="id126">Potprogram leksičkog analizatora imena yylex()</text:p>
                  </text:list-item>
                  <text:list-item>
                    <text:p text:id="id127">Svi ostali potprogrami </text:p>
                    <text:p><text:s/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507cm" svg:x="1.401cm" svg:y="0.838cm" presentation:class="title" presentation:user-transformed="true">
          <draw:text-box>
            <text:p><text:span text:style-name="T1">Pomoćne proced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/>
                  <anim:animate smil:dur="0.5s" smil:fill="hold" smil:targetElement="id1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>
        <office:forms form:automatic-focus="false" form:apply-design-mode="false"/>
        <draw:frame presentation:style-name="pr4" draw:layer="layout" svg:width="25.199cm" svg:height="3.507cm" svg:x="1.4cm" svg:y="17.294cm" presentation:class="title" presentation:user-transformed="true">
          <draw:text-box>
            <text:p/>
          </draw:text-box>
        </draw:frame>
        <draw:frame presentation:style-name="pr5" draw:layer="layout" svg:width="25.199cm" svg:height="13.861cm" svg:x="1.4cm" svg:y="2.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text:id="id128"><text:span text:style-name="T3">Reduciraj/Reduciraj</text:span><text:span text:style-name="T3"><text:tab/></text:span></text:p>
                <text:list>
                  <text:list-item>
                    <text:p text:id="id129">primjenjuje se ona redukcija odnosno produkcija koja je prije zadana u pravilima prevođenja</text:p>
                  </text:list-item>
                </text:list>
              </text:list-item>
              <text:list-item>
                <text:p text:id="id130"><text:span text:style-name="T3">Pomakni/Reduciraj</text:span></text:p>
                <text:list>
                  <text:list-item>
                    <text:p text:id="id131">razrješava se primjenom akcije <text:span text:style-name="T3">Pomakni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507cm" svg:x="1.402cm" svg:y="0.839cm" presentation:class="title" presentation:user-transformed="true">
          <draw:text-box>
            <text:p><text:span text:style-name="T1">Nejednoznačne gramatik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/>
                  <anim:animate smil:dur="0.5s" smil:fill="hold" smil:targetElement="id1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/>
                  <anim:animate smil:dur="0.5s" smil:fill="hold" smil:targetElement="id1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32">Proturječje <text:span text:style-name="T3">Pomakni/Reduciraj </text:span><text:span text:style-name="T20">se</text:span><text:span text:style-name="T3"> </text:span><text:span text:style-name="T20">ponekad može razrješiti na temelju prednosti i asocijativnosti završnih znakova gramatike</text:span></text:p>
              </text:list-item>
              <text:list-item>
                <text:p text:id="id133"><text:span text:style-name="T20">Lijeva asocijativnost : </text:span><text:span text:style-name="T3">%left</text:span><text:span text:style-name="T20"> kod deklaracije završnih znakova gramatike</text:span></text:p>
              </text:list-item>
              <text:list-item>
                <text:p text:id="id134"><text:span text:style-name="T20">Desna asocijativnost : </text:span><text:span text:style-name="T3">%right</text:span></text:p>
              </text:list-item>
              <text:list-item>
                <text:p text:id="id135"><text:span text:style-name="T20">Bez asocijativnost : </text:span><text:span text:style-name="T3">%nonassoc</text:span></text:p>
              </text:list-item>
            </text:list>
          </draw:text-box>
        </draw:frame>
        <draw:frame presentation:style-name="pr4" draw:text-style-name="P4" draw:layer="layout" svg:width="25.199cm" svg:height="3.507cm" svg:x="1.403cm" svg:y="0.84cm" presentation:class="title" presentation:user-transformed="true">
          <draw:text-box>
            <text:p><text:span text:style-name="T1">Nejednoznačne gramatik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2s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2s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2s" smil:targetElement="id1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titledown">
        <office:forms form:automatic-focus="false" form:apply-design-mode="false"/>
        <draw:frame presentation:style-name="pr5" draw:layer="layout" svg:width="25.199cm" svg:height="13.861cm" svg:x="1.4cm" svg:y="2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ednosti operatora:</text:p>
                <text:list>
                  <text:list-item>
                    <text:p text:id="id136">Završni znak zadan prije nekog drugog: <text:s/><text:tab/><text:tab/>njegova prednost manja</text:p>
                  </text:list-item>
                  <text:list-item>
                    <text:p text:id="id137">Dva završna znaka zadana u istoj deklaraciji: jednake prednosti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.199cm" svg:height="3.507cm" svg:x="1.403cm" svg:y="0.84cm" presentation:class="title" presentation:user-transformed="true">
          <draw:text-box>
            <text:p><text:span text:style-name="T1">Nejednoznačne gramatik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/>
                  <anim:animate smil:dur="0.5s" smil:fill="hold" smil:targetElement="id1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titledown" presentation:presentation-page-layout-name="AL2T1">
        <office:forms form:automatic-focus="false" form:apply-design-mode="false"/>
        <draw:frame presentation:style-name="pr5" draw:layer="layout" svg:width="25.199cm" svg:height="14.3cm" svg:x="1.4cm" svg:y="2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ednost produkcije</text:p>
                <text:list>
                  <text:list-item>
                    <text:p>na temelju prednost krajnje <text:s/>desnog završnog znaka na desnoj strani produkcije</text:p>
                  </text:list-item>
                </text:list>
              </text:list-item>
              <text:list-item>
                <text:p>1) P <text:s text:c="9"/>P+P</text:p>
              </text:list-item>
              <text:list-item>
                <text:p>2)<text:tab/>P <text:s text:c="9"/>P*P</text:p>
              </text:list-item>
              <text:list-item>
                <text:p>3) P <text:s text:c="9"/>P*P/A-B</text:p>
              </text:list-item>
              <text:list-item>
                <text:p text:id="id138">Izravna definicija prednosti produkcije</text:p>
                <text:list>
                  <text:list-item>
                    <text:p text:id="id139"><text:span text:style-name="T3">%prec</text:span> &lt;ZavršniZnak a&gt;</text:p>
                  </text:list-item>
                </text:list>
              </text:list-item>
            </text:list>
          </draw:text-box>
        </draw:frame>
        <draw:line draw:style-name="gr23" draw:text-style-name="P5" draw:layer="layout" svg:x1="5.08cm" svg:y1="8.89cm" svg:x2="7.62cm" svg:y2="8.89cm">
          <text:p/>
        </draw:line>
        <draw:line draw:style-name="gr23" draw:text-style-name="P5" draw:layer="layout" svg:x1="5.08cm" svg:y1="10.795cm" svg:x2="7.62cm" svg:y2="10.795cm">
          <text:p/>
        </draw:line>
        <draw:line draw:style-name="gr23" draw:text-style-name="P5" draw:layer="layout" svg:x1="5.08cm" svg:y1="12.7cm" svg:x2="7.62cm" svg:y2="12.7cm">
          <text:p/>
        </draw:line>
        <draw:frame presentation:style-name="pr4" draw:text-style-name="P4" draw:layer="layout" svg:width="25.199cm" svg:height="3.507cm" svg:x="1.403cm" svg:y="0.84cm" presentation:class="title" presentation:user-transformed="true">
          <draw:text-box>
            <text:p><text:span text:style-name="T1">Nejednoznačne gramatike</text:span></text:p>
          </draw:text-box>
        </draw:frame>
        <draw:frame presentation:style-name="pr4" draw:layer="layout" svg:width="25.199cm" svg:height="3.507cm" svg:x="1.4cm" svg:y="17.294cm" presentation:class="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>Odluka između <text:span text:style-name="T21">Pomakni()</text:span> i <text:span text:style-name="T3">Reduciraj</text:span>()</text:p>
              </text:list-item>
              <text:list-item>
                <text:p text:id="id140">Prednost <text:span text:style-name="T3">Reduciraj</text:span> veća od <text:span text:style-name="T3">Pomakni</text:span>:primijeni <text:span text:style-name="T3">Reducira</text:span>j</text:p>
              </text:list-item>
              <text:list-item>
                <text:p text:id="id141">Prednost <text:span text:style-name="T3">Reduciraj</text:span> jednaka prednosti <text:span text:style-name="T3">Pomakni</text:span> ali <text:span text:style-name="T3">Reduciraj</text:span> lijevo asocijativna:primijeni <text:span text:style-name="T3">Reduciraj</text:span></text:p>
              </text:list-item>
              <text:list-item>
                <text:p text:id="id142">Svi ostali slučajevi:primijeni <text:span text:style-name="T3">Pomakni</text:span></text:p>
              </text:list-item>
            </text:list>
          </draw:text-box>
        </draw:frame>
        <draw:frame presentation:style-name="pr4" draw:text-style-name="P4" draw:layer="layout" svg:width="25.199cm" svg:height="3.507cm" svg:x="1.403cm" svg:y="0.84cm" presentation:class="title" presentation:user-transformed="true">
          <draw:text-box>
            <text:p><text:span text:style-name="T1">Nejednoznačne gramatik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titledown" presentation:presentation-page-layout-name="AL1T19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custom-shape draw:style-name="gr3" draw:text-style-name="P5" draw:id="id9" draw:layer="layout" svg:width="3.81cm" svg:height="3.175cm" svg:x="0.635cm" svg:y="9.525cm">
          <text:p text:style-name="P5">Sintaksni </text:p>
          <text:p text:style-name="P5">analiz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1" draw:layer="layout" svg:width="3.81cm" svg:height="3.175cm" svg:x="10.795cm" svg:y="9.525cm">
          <text:p text:style-name="P5">Semantički </text:p>
          <text:p text:style-name="P5">analiz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0" draw:layer="layout" svg:width="4.445cm" svg:height="1.905cm" svg:x="5.08cm" svg:y="10.16cm">
          <text:p text:style-name="P5">Sintaksno </text:p>
          <text:p text:style-name="P5">stab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id="id16" draw:layer="layout" svg:width="3.81cm" svg:height="3.175cm" svg:x="22.86cm" svg:y="9.525cm">
          <text:p text:style-name="P5">Generator </text:p>
          <text:p text:style-name="P5">međuko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2" draw:layer="layout" svg:width="6.985cm" svg:height="3.175cm" svg:x="15.24cm" svg:y="13.335cm">
          <text:p text:style-name="P5">Niz naredbi </text:p>
          <text:p text:style-name="P5">stogovnog </text:p>
          <text:p text:style-name="P5">stro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id="id13" draw:layer="layout" svg:width="5.715cm" svg:height="3.175cm" svg:x="9.525cm" svg:y="16.51cm">
          <text:p text:style-name="P5">Tablica znakova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id="id14" draw:layer="layout" svg:width="5.08cm" svg:height="2.54cm" svg:x="15.875cm" svg:y="10.16cm">
          <text:p text:style-name="P5">Niz slijednih </text:p>
          <text:p text:style-name="P5">naredb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id="id15" draw:layer="layout" svg:width="6.985cm" svg:height="3.175cm" svg:x="15.24cm" svg:y="6.35cm">
          <text:p text:style-name="P5">Podaci za </text:p>
          <text:p text:style-name="P5">generiranje </text:p>
          <text:p text:style-name="P5">atributnog sintaksnog </text:p>
          <text:p text:style-name="P5">stab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id="id8" draw:layer="layout" svg:width="4.445cm" svg:height="2.54cm" svg:x="0.635cm" svg:y="4.445cm">
          <text:p text:style-name="P5">Niz leksičkih </text:p>
          <text:p text:style-name="P5">jedink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4" draw:layer="layout" svg:width="25.199cm" svg:height="3.507cm" svg:x="1.403cm" svg:y="0.84cm" presentation:class="title" presentation:user-transformed="true">
          <draw:text-box>
            <text:p><text:span text:style-name="T1">Semantička analiza</text:span></text:p>
          </draw:text-box>
        </draw:frame>
        <draw:connector draw:style-name="gr23" draw:text-style-name="P5" draw:id="id143" draw:layer="layout" svg:x1="2.857cm" svg:y1="6.985cm" svg:x2="2.54cm" svg:y2="9.525cm" draw:start-shape="id8" draw:start-glue-point="8" draw:end-shape="id9" draw:end-glue-point="0" svg:d="m2857 6985v1270h-317v1270">
          <text:p/>
        </draw:connector>
        <draw:connector draw:style-name="gr23" draw:text-style-name="P5" draw:id="id144" draw:layer="layout" svg:x1="4.445cm" svg:y1="11.112cm" svg:x2="5.08cm" svg:y2="11.112cm" draw:start-shape="id9" draw:start-glue-point="1" draw:end-shape="id10" draw:end-glue-point="6" svg:d="m4445 11112h635">
          <text:p/>
        </draw:connector>
        <draw:connector draw:style-name="gr23" draw:text-style-name="P5" draw:id="id145" draw:layer="layout" svg:x1="9.525cm" svg:y1="11.112cm" svg:x2="10.795cm" svg:y2="11.112cm" draw:start-shape="id10" draw:start-glue-point="10" draw:end-shape="id11" draw:end-glue-point="3" svg:d="m9525 11112h1270">
          <text:p/>
        </draw:connector>
        <draw:connector draw:style-name="gr23" draw:text-style-name="P5" draw:id="id148" draw:layer="layout" svg:x1="12.7cm" svg:y1="12.7cm" svg:x2="15.24cm" svg:y2="14.922cm" draw:start-shape="id11" draw:start-glue-point="2" draw:end-shape="id12" draw:end-glue-point="6" svg:d="m12700 12700v2222h2540">
          <text:p/>
        </draw:connector>
        <draw:connector draw:style-name="gr24" draw:text-style-name="P5" draw:id="id154" draw:layer="layout" svg:x1="12.7cm" svg:y1="12.7cm" svg:x2="12.382cm" svg:y2="16.51cm" draw:start-shape="id11" draw:start-glue-point="2" draw:end-shape="id13" draw:end-glue-point="0" svg:d="m12700 12700v1905h-318v1905">
          <text:p/>
        </draw:connector>
        <draw:connector draw:style-name="gr23" draw:text-style-name="P5" draw:id="id147" draw:layer="layout" draw:type="lines" svg:x1="14.605cm" svg:y1="11.112cm" svg:x2="15.875cm" svg:y2="11.429cm" draw:start-shape="id11" draw:start-glue-point="1" draw:end-shape="id14" draw:end-glue-point="6" svg:d="m14605 11112h501l269 317h500">
          <text:p/>
        </draw:connector>
        <draw:connector draw:style-name="gr23" draw:text-style-name="P5" draw:id="id146" draw:layer="layout" svg:x1="12.7cm" svg:y1="9.525cm" svg:x2="15.24cm" svg:y2="7.937cm" draw:start-shape="id11" draw:start-glue-point="0" draw:end-shape="id15" draw:end-glue-point="6" svg:d="m12700 9525v-1588h2540">
          <text:p/>
        </draw:connector>
        <draw:connector draw:style-name="gr23" draw:text-style-name="P5" draw:id="id150" draw:layer="layout" svg:x1="22.225cm" svg:y1="7.937cm" svg:x2="24.765cm" svg:y2="9.525cm" draw:start-shape="id15" draw:start-glue-point="10" draw:end-shape="id16" draw:end-glue-point="0" svg:d="m22225 7937h2540v1588">
          <text:p/>
        </draw:connector>
        <draw:connector draw:style-name="gr23" draw:text-style-name="P5" draw:id="id149" draw:layer="layout" svg:x1="20.955cm" svg:y1="11.429cm" svg:x2="22.86cm" svg:y2="11.112cm" draw:start-shape="id14" draw:start-glue-point="10" draw:end-shape="id16" draw:end-glue-point="3" svg:d="m20955 11429h953v-317h952">
          <text:p/>
        </draw:connector>
        <draw:connector draw:style-name="gr23" draw:text-style-name="P5" draw:id="id151" draw:layer="layout" svg:x1="22.225cm" svg:y1="14.922cm" svg:x2="24.765cm" svg:y2="12.7cm" draw:start-shape="id12" draw:start-glue-point="10" draw:end-shape="id16" draw:end-glue-point="2" svg:d="m22225 14922h2540v-2222">
          <text:p/>
        </draw:connector>
        <draw:connector draw:style-name="gr23" draw:text-style-name="P5" draw:id="id153" draw:layer="layout" svg:x1="2.54cm" svg:y1="12.7cm" svg:x2="9.525cm" svg:y2="18.097cm" draw:start-shape="id9" draw:start-glue-point="2" draw:end-shape="id13" draw:end-glue-point="3" svg:d="m2540 12700v5397h6985">
          <text:p/>
        </draw:connector>
        <draw:connector draw:style-name="gr23" draw:text-style-name="P5" draw:id="id152" draw:layer="layout" svg:x1="26.67cm" svg:y1="11.112cm" svg:x2="15.24cm" svg:y2="18.097cm" draw:start-shape="id16" draw:start-glue-point="1" draw:end-shape="id13" draw:end-glue-point="1" svg:d="m26670 11112h501v6985h-1193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irisWipe" smil:subtype="diamond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irisWipe" smil:subtype="diamond" smil:direction="reverse"/>
                </anim:par>
              </anim:par>
              <anim:par smil:begin="4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  <anim:par smil:begin="4.002s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55">Određivanje značenja sintaksnim cjelinama</text:p>
              </text:list-item>
              <text:list-item>
                <text:p text:id="id156">Provjera semantičkih pravila pridruženih sintaksnim cjelinama</text:p>
              </text:list-item>
              <text:list-item>
                <text:p text:id="id157">Pripremanje podataka generatoru međukoda</text:p>
              </text:list-item>
              <text:list-item>
                <text:p text:id="id158">Statička provjera </text:p>
              </text:list-item>
            </text:list>
          </draw:text-box>
        </draw:frame>
        <draw:frame presentation:style-name="pr4" draw:text-style-name="P4" draw:layer="layout" svg:width="25.199cm" svg:height="3.507cm" svg:x="1.404cm" svg:y="0.841cm" presentation:class="title" presentation:user-transformed="true">
          <draw:text-box>
            <text:p><text:span text:style-name="T1">Semantička analiz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titledown" presentation:presentation-page-layout-name="AL3T0">
        <office:forms form:automatic-focus="false" form:apply-design-mode="false"/>
        <draw:frame presentation:style-name="pr4" draw:text-style-name="P4" draw:layer="layout" svg:width="25.199cm" svg:height="3.507cm" svg:x="1.27cm" svg:y="0.938cm" presentation:class="title" presentation:user-transformed="true">
          <draw:text-box>
            <text:p><text:span text:style-name="T1">Literatura</text:span></text:p>
          </draw:text-box>
        </draw:frame>
        <draw:frame draw:style-name="gr25" draw:text-style-name="P14" draw:layer="layout" svg:width="25.5cm" svg:height="2.139cm" svg:x="1.016cm" svg:y="3.989cm">
          <draw:text-box>
            <text:p text:style-name="P14"><text:span text:style-name="T22">[1]</text:span><text:span text:style-name="T22"><text:tab/></text:span><text:span text:style-name="T22"><text:tab/></text:span><text:span text:style-name="T22">S. Srbljić: Prevođenje programskih jezika,</text:span><text:span text:style-name="T22"><text:line-break/></text:span><text:span text:style-name="T22"><text:tab/></text:span><text:span text:style-name="T22"><text:tab/></text:span><text:span text:style-name="T22">Element, Zagreb 2007.</text:span></text:p>
          </draw:text-box>
        </draw:frame>
        <draw:frame draw:style-name="gr25" draw:text-style-name="P14" draw:layer="layout" svg:width="25.5cm" svg:height="1.195cm" svg:x="1.016cm" svg:y="6.656cm">
          <draw:text-box>
            <text:p text:style-name="P14"><text:span text:style-name="T22">[2]</text:span><text:span text:style-name="T22"><text:tab/></text:span><text:span text:style-name="T22"><text:tab/></text:span><text:span text:style-name="T22">http://en.wikipedia.org/wiki/LALR_parser</text:span></text:p>
          </draw:text-box>
        </draw:frame>
        <draw:frame draw:style-name="gr25" draw:text-style-name="P14" draw:layer="layout" svg:width="25.5cm" svg:height="1.195cm" svg:x="1.016cm" svg:y="9.297cm">
          <draw:text-box>
            <text:p text:style-name="P14"><text:span text:style-name="T22">[3]</text:span><text:span text:style-name="T22"><text:tab/></text:span><text:span text:style-name="T22"><text:tab/></text:span><text:span text:style-name="T22">http://plas.fit.qut.edu.au/gppg/</text:span></text:p>
          </draw:text-box>
        </draw:frame>
        <draw:frame presentation:style-name="pr1" draw:layer="layout" svg:width="25.199cm" svg:height="13.61cm" svg:x="1.4cm" svg:y="2.3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titledown" presentation:presentation-page-layout-name="AL1T19">
        <office:forms form:automatic-focus="false" form:apply-design-mode="false"/>
        <draw:frame presentation:style-name="pr4" draw:layer="layout" svg:width="25.199cm" svg:height="3.507cm" svg:x="1.4cm" svg:y="17.294cm" presentation:class="title">
          <draw:text-box>
            <text:p><text:s/></text:p>
          </draw:text-box>
        </draw:frame>
        <draw:frame draw:style-name="standard" draw:layer="layout" svg:width="24.129cm" svg:height="13.874cm" svg:x="1.735cm" svg:y="3.92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3" table:default-cell-style-name="ce31">
              <table:table-cell>
                <text:p>Značenje varijable A</text:p>
              </table:table-cell>
              <table:table-cell>
                <text:p>Značenje varijable B</text:p>
              </table:table-cell>
              <table:table-cell>
                <text:p>Značenje <text:s/>izraza A+B</text:p>
              </table:table-cell>
            </table:table-row>
            <table:table-row table:style-name="ro3" table:default-cell-style-name="ce31">
              <table:table-cell>
                <text:p>Cijeli broj</text:p>
              </table:table-cell>
              <table:table-cell>
                <text:p>Cijeli broj</text:p>
              </table:table-cell>
              <table:table-cell/>
            </table:table-row>
            <table:table-row table:style-name="ro3" table:default-cell-style-name="ce31">
              <table:table-cell>
                <text:p>Vrijednost s posmačnim zarezom</text:p>
              </table:table-cell>
              <table:table-cell>
                <text:p>Cijeli broj ili vrijednost s posmačnim zarezom</text:p>
              </table:table-cell>
              <table:table-cell/>
            </table:table-row>
            <table:table-row table:style-name="ro3" table:default-cell-style-name="ce31">
              <table:table-cell>
                <text:p>Binarni broj</text:p>
              </table:table-cell>
              <table:table-cell>
                <text:p>Binarni broj</text:p>
              </table:table-cell>
              <table:table-cell/>
            </table:table-row>
            <table:table-row table:style-name="ro3" table:default-cell-style-name="ce31">
              <table:table-cell>
                <text:p>Znakovni niz</text:p>
              </table:table-cell>
              <table:table-cell>
                <text:p>Znakovni niz</text:p>
              </table:table-cell>
              <table:table-cell/>
            </table:table-row>
            <table:table-row table:style-name="ro3" table:default-cell-style-name="ce31">
              <table:table-cell>
                <text:p>Logička varijabla</text:p>
              </table:table-cell>
              <table:table-cell>
                <text:p>Logička varijabla</text:p>
              </table:table-cell>
              <table:table-cell/>
            </table:table-row>
            <table:table-row table:style-name="ro3" table:default-cell-style-name="ce31">
              <table:table-cell>
                <text:p>Matrica</text:p>
              </table:table-cell>
              <table:table-cell>
                <text:p>Matrica</text:p>
              </table:table-cell>
              <table:table-cell/>
            </table:table-row>
            <table:table-row table:style-name="ro3" table:default-cell-style-name="ce31">
              <table:table-cell>
                <text:p>Skup</text:p>
              </table:table-cell>
              <table:table-cell>
                <text:p>Skup</text:p>
              </table:table-cell>
              <table:table-cell/>
            </table:table-row>
            <table:table-row table:style-name="ro4" table:default-cell-style-name="ce31">
              <table:table-cell>
                <text:p>Matrica</text:p>
              </table:table-cell>
              <table:table-cell>
                <text:p>Cijeli broj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4" draw:text-style-name="P4" draw:layer="layout" svg:width="25.199cm" svg:height="3.507cm" svg:x="1.404cm" svg:y="0.841cm" presentation:class="title" presentation:user-transformed="true">
          <draw:text-box>
            <text:p><text:span text:style-name="T1">Određivanje značenja</text:span></text:p>
          </draw:text-box>
        </draw:frame>
        <draw:frame draw:style-name="gr1" draw:id="id159" draw:layer="layout" svg:width="6.985cm" svg:height="0.962cm" svg:x="18.415cm" svg:y="5.715cm">
          <draw:text-box>
            <text:p>Cjelobrojno zbrajanje</text:p>
          </draw:text-box>
        </draw:frame>
        <draw:frame draw:style-name="gr1" draw:id="id160" draw:layer="layout" svg:width="7.62cm" svg:height="1.673cm" svg:x="18.415cm" svg:y="6.985cm">
          <draw:text-box>
            <text:p>Zbrajanje s posmačnim zarezom</text:p>
          </draw:text-box>
        </draw:frame>
        <draw:frame draw:style-name="gr1" draw:id="id161" draw:layer="layout" svg:width="5.715cm" svg:height="0.962cm" svg:x="19.05cm" svg:y="8.89cm">
          <draw:text-box>
            <text:p>Binarno zbrajanje</text:p>
          </draw:text-box>
        </draw:frame>
        <draw:frame draw:style-name="gr1" draw:id="id162" draw:layer="layout" svg:width="6.985cm" svg:height="0.962cm" svg:x="18.415cm" svg:y="10.468cm">
          <draw:text-box>
            <text:p>Nadovezivanje nizova</text:p>
          </draw:text-box>
        </draw:frame>
        <draw:frame draw:style-name="gr1" draw:id="id163" draw:layer="layout" svg:width="6.35cm" svg:height="0.962cm" svg:x="18.415cm" svg:y="11.738cm">
          <draw:text-box>
            <text:p>Logička operacija ili</text:p>
          </draw:text-box>
        </draw:frame>
        <draw:frame draw:style-name="gr26" draw:id="id164" draw:layer="layout" svg:width="6.35cm" svg:height="10.795cm" svg:x="18.415cm" svg:y="13.335cm">
          <draw:text-box>
            <text:p>Zbrajanje matrica</text:p>
          </draw:text-box>
        </draw:frame>
        <draw:frame draw:style-name="gr1" draw:id="id165" draw:layer="layout" svg:width="5.715cm" svg:height="0.962cm" svg:x="18.415cm" svg:y="14.913cm">
          <draw:text-box>
            <text:p>Zbrajanje skupova</text:p>
          </draw:text-box>
        </draw:frame>
        <draw:frame draw:style-name="gr27" draw:id="id166" draw:layer="layout" svg:width="6.985cm" svg:height="8.658cm" svg:x="18.415cm" svg:y="16.107cm">
          <draw:text-box>
            <text:p>Svaki element matrice povećaj za broj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titledown" presentation:presentation-page-layout-name="AL2T1">
        <office:forms form:automatic-focus="false" form:apply-design-mode="false"/>
        <draw:frame presentation:style-name="pr4" draw:layer="layout" svg:width="25.199cm" svg:height="3.507cm" svg:x="1.4cm" svg:y="17.294cm" presentation:class="title" presentation:placeholder="true">
          <draw:text-box/>
        </draw:frame>
        <draw:frame presentation:style-name="pr5" draw:layer="layout" svg:width="25.199cm" svg:height="13.861cm" svg:x="1.4cm" svg:y="2.2cm" presentation:class="outline">
          <draw:text-box>
            <text:list text:style-name="L2">
              <text:list-header>
                <text:p/>
              </text:list-header>
              <text:list-item>
                <text:p text:id="id167">Ispituje se šire programsko okruženje:</text:p>
                <text:list>
                  <text:list-item>
                    <text:p text:id="id168">int a;</text:p>
                  </text:list-item>
                  <text:list-item>
                    <text:p text:id="id169">string b;</text:p>
                  </text:list-item>
                  <text:list-item>
                    <text:p text:id="id170">-----</text:p>
                  </text:list-item>
                  <text:list-item>
                    <text:p text:id="id171">c=a+b; <text:s text:c="55"/></text:p>
                    <text:p/>
                  </text:list-item>
                </text:list>
              </text:list-item>
              <text:list-item>
                <text:p text:id="id172">Pravila često ugrađena u sintaksna pravila</text:p>
              </text:list-item>
            </text:list>
          </draw:text-box>
        </draw:frame>
        <draw:frame presentation:style-name="pr4" draw:text-style-name="P4" draw:layer="layout" svg:width="25.199cm" svg:height="3.507cm" svg:x="1.405cm" svg:y="0.842cm" presentation:class="title" presentation:user-transformed="true">
          <draw:text-box>
            <text:p><text:span text:style-name="T1">Određivanje značen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8" anim:sub-item="text" smil:attributeName="visibility" smil:to="visibl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9" anim:sub-item="text" smil:attributeName="visibility" smil:to="visibl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0" anim:sub-item="text" smil:attributeName="visibility" smil:to="visible"/>
                  <anim:animate smil:dur="0.5s" smil:fill="hold" smil:targetElement="id170" anim:sub-item="text" smil:attributeName="x" smil:values="x;x" smil:keyTimes="0;1"/>
                  <anim:animate smil:dur="0.5s" smil:fill="hold" smil:targetElement="id17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x" smil:values="x;x" smil:keyTimes="0;1"/>
                  <anim:animate smil:dur="0.5s" smil:fill="hold" smil:targetElement="id1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2" anim:sub-item="text" smil:attributeName="visibility" smil:to="visible"/>
                  <anim:animate smil:dur="0.5s" smil:fill="hold" smil:targetElement="id172" anim:sub-item="text" smil:attributeName="x" smil:values="x;x" smil:keyTimes="0;1"/>
                  <anim:animate smil:dur="0.5s" smil:fill="hold" smil:targetElement="id17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titledown" presentation:presentation-page-layout-name="AL2T1">
        <office:forms form:automatic-focus="false" form:apply-design-mode="false"/>
        <draw:frame presentation:style-name="pr9" draw:text-style-name="P15" draw:layer="layout" svg:width="25.199cm" svg:height="3.473cm" svg:x="1.4cm" svg:y="0.854cm" presentation:class="title" presentation:user-transformed="true">
          <draw:text-box>
            <text:p><text:span text:style-name="T23">Postupci pretvorbe vrijednosti obilježja</text:span></text:p>
          </draw:text-box>
        </draw:frame>
        <draw:frame presentation:style-name="pr5" draw:layer="layout" svg:width="25.199cm" svg:height="13.861cm" svg:x="1.27cm" svg:y="5.08cm" presentation:class="outline" presentation:user-transformed="true">
          <draw:text-box>
            <text:list text:style-name="L2">
              <text:list-item>
                <text:p text:id="id173">Neizravan način:</text:p>
                <text:list>
                  <text:list-item>
                    <text:p text:id="id174">semantički analizator dodaje naredbe postupka pretvorbe vrijednosti obiljžja</text:p>
                  </text:list-item>
                </text:list>
              </text:list-item>
              <text:list-item>
                <text:p text:id="id175">Izravni način</text:p>
                <text:list>
                  <text:list-item>
                    <text:p text:id="id176">korisnik dodaje naredbe postupka pretvorbe vrijednosti obilježj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3" anim:sub-item="text" smil:attributeName="visibility" smil:to="visibl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10-24T09:54:44</meta:creation-date>
    <dc:language>fi-FI</dc:language>
    <meta:editing-cycles>54</meta:editing-cycles>
    <meta:editing-duration>PT26H34M07S</meta:editing-duration>
    <dc:date>2009-10-30T11:05:09</dc:date>
    <meta:document-statistic meta:object-count="39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B</math:mi>
          <math:mi>c</math:mi>
          <math:mi/>
          <math:mrow>
            <math:mo math:stretchy="false">(</math:mo>
            <math:mn>2</math:mn>
            <math:mo math:stretchy="false">)</math:mo>
          </math:mrow>
        </math:mrow>
      </math:mrow>
    </math:mstyle>
    <math:annotation math:encoding="StarMath 5.0">color white {S rightarrow a B c ` (2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c</math:mi>
          <math:mi>B</math:mi>
          <math:mi/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A rightarrow  c B ` (4)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d "●", lbrace c rbrace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d "●", lbrace b rbrac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c "●" B, lbrace c rbrace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c</math:mi>
          <math:mi>A</math:mi>
          <math:mi/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B rightarrow c A ` (6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c "●" A, lbrace b rbrace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c B "●", lbrace b rbrace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c A "●", lbrace c rbrace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c A "●", lbrace b rbrace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c B "●", lbrace c rbrace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d●,</math:mtext>
      <math:mrow>
        <math:mo math:stretchy="false">{</math:mo>
        <math:mtext>c</math:mtext>
        <math:mo math:stretchy="false">}</math:mo>
      </math:mrow>
    </math:mrow>
    <math:annotation math:encoding="StarMath 5.0">A rightarrow "d●," lbrace "c"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q</math:mi>
      <math:mn>0</math:mn>
    </math:msub>
    <math:annotation math:encoding="StarMath 5.0">q_0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d●,</math:mtext>
      <math:mrow>
        <math:mo math:stretchy="false">{</math:mo>
        <math:mtext>b</math:mtext>
        <math:mo math:stretchy="false">}</math:mo>
      </math:mrow>
    </math:mrow>
    <math:annotation math:encoding="StarMath 5.0">B rightarrow "d●," lbrace "b" rbrace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d●,</math:mtext>
      <math:mrow>
        <math:mo math:stretchy="false">{</math:mo>
        <math:mtext>b</math:mtext>
        <math:mo math:stretchy="false">}</math:mo>
      </math:mrow>
    </math:mrow>
    <math:annotation math:encoding="StarMath 5.0">A rightarrow "d●," lbrace "b" rbrace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d●,</math:mtext>
      <math:mrow>
        <math:mo math:stretchy="false">{</math:mo>
        <math:mtext>c</math:mtext>
        <math:mo math:stretchy="false">}</math:mo>
      </math:mrow>
    </math:mrow>
    <math:annotation math:encoding="StarMath 5.0">B rightarrow  "d●," lbrace "c" rbrace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d●,</math:mtext>
      <math:mrow>
        <math:mo math:stretchy="false">{</math:mo>
        <math:mtext>c,b</math:mtext>
        <math:mo math:stretchy="false">}</math:mo>
      </math:mrow>
    </math:mrow>
    <math:annotation math:encoding="StarMath 5.0">A rightarrow "d●," lbrace "c,b" rbrace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d●,</math:mtext>
      <math:mrow>
        <math:mo math:stretchy="false">{</math:mo>
        <math:mtext>c,b</math:mtext>
        <math:mo math:stretchy="false">}</math:mo>
      </math:mrow>
    </math:mrow>
    <math:annotation math:encoding="StarMath 5.0">B rightarrow "d●," lbrace "c,b" rbrace 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←</math:mo>
      <math:mrow>
        <math:mi>t</math:mi>
        <math:mo math:stretchy="false">+</math:mo>
        <math:mi>u</math:mi>
      </math:mrow>
    </math:mrow>
    <math:annotation math:encoding="StarMath 5.0">s leftarrow t + u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A b, lbrace "┴"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B c, lbrace "┴" rbrace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ub>
      <math:mi>q</math:mi>
      <math:mn>0</math:mn>
    </math:msub>
    <math:annotation math:encoding="StarMath 5.0">q_0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A b, lbrace "┴" rbrac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B c, lbrace "┴" rbrace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d "●", lbrace c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d "●", lbrace b rbrace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c "●" B, lbrace c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c "●" A, lbrace b rbrace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c B "●", lbrace b rbrace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c A "●", lbrace c rbrace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c A "●", lbrace b rbrace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c B "●", lbrace c rbrace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A</math:mi>
          <math:mi>b</math:mi>
          <math:mi/>
          <math:mrow>
            <math:mo math:stretchy="false">(</math:mo>
            <math:mn>1</math:mn>
            <math:mo math:stretchy="false">)</math:mo>
          </math:mrow>
        </math:mrow>
      </math:mrow>
    </math:mstyle>
    <math:annotation math:encoding="StarMath 5.0">color white {S rightarrow a A b ` (1)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d</math:mi>
          <math:mi/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A rightarrow d ` (3)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d</math:mi>
          <math:mi/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B rightarrow d ` (5)}</math:annotation>
  </math:semantics>
</math:math>
</file>